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1.41pt"/>
    </style:style>
    <style:style style:name="co3" style:family="table-column">
      <style:table-column-properties fo:break-before="auto" style:column-width="9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c2e0ae"/>
    </style:style>
    <style:style style:name="ce1" style:family="table-cell" style:parent-style-name="Default">
      <style:map style:condition="cell-content()&lt;0" style:apply-style-name="Error" style:base-cell-address="Sheet1.J32"/>
    </style:style>
    <style:style style:name="ce5" style:family="table-cell" style:parent-style-name="Default" style:data-style-name="N0"/>
    <style:style style:name="ce2" style:family="table-cell" style:parent-style-name="Default">
      <style:map style:condition="cell-content()&lt;0" style:apply-style-name="Error" style:base-cell-address="Sheet1.Q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table:number-columns-repeated="2"/>
          <table:table-cell office:value-type="string" calcext:value-type="string">
            <text:p>Apport</text:p>
          </table:table-cell>
          <table:table-cell table:style-name="ce3" table:formula="of:=35000000/120+15000+3200+6000" office:value-type="float" office:value="315866.666666667" calcext:value-type="float">
            <text:p>315866.666666667</text:p>
          </table:table-cell>
          <table:table-cell table:number-columns-repeated="5"/>
          <table:table-cell table:style-name="Default"/>
          <table:table-cell table:formula="of:=[.Q1]" office:value-type="string" office:string-value="Restant à remb" calcext:value-type="string">
            <text:p>Restant à remb</text:p>
          </table:table-cell>
          <table:table-cell table:formula="of:=[.R1]" office:value-type="string" office:string-value="Frais annuel" calcext:value-type="string">
            <text:p>Frais annuel</text:p>
          </table:table-cell>
          <table:table-cell table:formula="of:=[.S1]" office:value-type="string" office:string-value="Frais mens" calcext:value-type="string">
            <text:p>Frais mens</text:p>
          </table:table-cell>
          <table:table-cell table:formula="of:=[.T1]" office:value-type="string" office:string-value="Remb mens" calcext:value-type="string">
            <text:p>Remb mens</text:p>
          </table:table-cell>
          <table:table-cell table:formula="of:=[.U1]" office:value-type="string" office:string-value="Remb ann" calcext:value-type="string">
            <text:p>Remb ann</text:p>
          </table:table-cell>
          <table:table-cell/>
          <table:table-cell table:style-name="ce2" office:value-type="string" calcext:value-type="string">
            <text:p>Restant à remb</text:p>
          </table:table-cell>
          <table:table-cell office:value-type="string" calcext:value-type="string">
            <text:p>Frais annuel</text:p>
          </table:table-cell>
          <table:table-cell office:value-type="string" calcext:value-type="string">
            <text:p>Frais mens</text:p>
          </table:table-cell>
          <table:table-cell office:value-type="string" calcext:value-type="string">
            <text:p>Remb mens</text:p>
          </table:table-cell>
          <table:table-cell office:value-type="string" calcext:value-type="string">
            <text:p>Remb an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runt</text:p>
          </table:table-cell>
          <table:table-cell table:formula="of:=[.D3]-[.D1]" office:value-type="float" office:value="105933.333333333" calcext:value-type="float">
            <text:p>105933.333333333</text:p>
          </table:table-cell>
          <table:table-cell table:number-columns-repeated="2"/>
          <table:table-cell office:value-type="string" calcext:value-type="string">
            <text:p>Taux emprunt</text:p>
          </table:table-cell>
          <table:table-cell office:value-type="float" office:value="0.017" calcext:value-type="float">
            <text:p>0.017</text:p>
          </table:table-cell>
          <table:table-cell/>
          <table:table-cell table:style-name="Default" table:formula="of:=IF([.$Q2]&gt;0;[.P2];&quot;&quot;)" office:value-type="float" office:value="1" calcext:value-type="float">
            <text:p>1</text:p>
          </table:table-cell>
          <table:table-cell table:formula="of:=IF([.$Q2]&gt;0;[.Q2];&quot;&quot;)" office:value-type="float" office:value="105933.333333333" calcext:value-type="float">
            <text:p>105933.333333333</text:p>
          </table:table-cell>
          <table:table-cell table:formula="of:=IF([.$Q2]&gt;0;[.R2];&quot;&quot;)" office:value-type="float" office:value="1800.86666666667" calcext:value-type="float">
            <text:p>1800.86666666667</text:p>
          </table:table-cell>
          <table:table-cell table:formula="of:=IF([.$Q2]&gt;0;[.S2];&quot;&quot;)" office:value-type="float" office:value="150.072222222222" calcext:value-type="float">
            <text:p>150.072222222222</text:p>
          </table:table-cell>
          <table:table-cell table:formula="of:=IF([.$Q2]&gt;0;[.T2];&quot;&quot;)" office:value-type="float" office:value="491.118253968254" calcext:value-type="float">
            <text:p>491.118253968254</text:p>
          </table:table-cell>
          <table:table-cell table:formula="of:=IF([.$Q2]&gt;0;[.U2];&quot;&quot;)" office:value-type="float" office:value="5893.41904761905" calcext:value-type="float">
            <text:p>5893.41904761905</text:p>
          </table:table-cell>
          <table:table-cell office:value-type="float" office:value="1" calcext:value-type="float">
            <text:p>1</text:p>
          </table:table-cell>
          <table:table-cell table:style-name="ce2" table:formula="of:=[.D2]" office:value-type="float" office:value="105933.333333333" calcext:value-type="float">
            <text:p>105933.333333333</text:p>
          </table:table-cell>
          <table:table-cell table:formula="of:=[.Q2]*[.$H$2]" office:value-type="float" office:value="1800.86666666667" calcext:value-type="float">
            <text:p>1800.86666666667</text:p>
          </table:table-cell>
          <table:table-cell table:formula="of:=[.R2]/12" office:value-type="float" office:value="150.072222222222" calcext:value-type="float">
            <text:p>150.072222222222</text:p>
          </table:table-cell>
          <table:table-cell table:formula="of:=[.$B$4]-[.S2]" office:value-type="float" office:value="491.118253968254" calcext:value-type="float">
            <text:p>491.118253968254</text:p>
          </table:table-cell>
          <table:table-cell table:formula="of:=[.T2]*12" office:value-type="float" office:value="5893.41904761905" calcext:value-type="float">
            <text:p>5893.41904761905</text:p>
          </table:table-cell>
        </table:table-row>
        <table:table-row table:style-name="ro1">
          <table:table-cell office:value-type="string" calcext:value-type="string">
            <text:p>Salaire net</text:p>
          </table:table-cell>
          <table:table-cell table:style-name="ce3" office:value-type="float" office:value="2200" calcext:value-type="float">
            <text:p>2200</text:p>
          </table:table-cell>
          <table:table-cell office:value-type="string" calcext:value-type="string">
            <text:p>Budget</text:p>
          </table:table-cell>
          <table:table-cell table:formula="of:=[.D6]*(1+[.D5]+[.D4])" office:value-type="float" office:value="421800" calcext:value-type="float">
            <text:p>421800</text:p>
          </table:table-cell>
          <table:table-cell table:number-columns-repeated="5"/>
          <table:table-cell table:style-name="Default" table:formula="of:=IF([.$Q3]&gt;0;[.P3];&quot;&quot;)" office:value-type="float" office:value="2" calcext:value-type="float">
            <text:p>2</text:p>
          </table:table-cell>
          <table:table-cell table:formula="of:=IF([.$Q3]&gt;0;[.Q3];&quot;&quot;)" office:value-type="float" office:value="100039.914285714" calcext:value-type="float">
            <text:p>100039.914285714</text:p>
          </table:table-cell>
          <table:table-cell table:formula="of:=IF([.$Q3]&gt;0;[.R3];&quot;&quot;)" office:value-type="float" office:value="1700.67854285714" calcext:value-type="float">
            <text:p>1700.67854285714</text:p>
          </table:table-cell>
          <table:table-cell table:formula="of:=IF([.$Q3]&gt;0;[.S3];&quot;&quot;)" office:value-type="float" office:value="141.723211904762" calcext:value-type="float">
            <text:p>141.723211904762</text:p>
          </table:table-cell>
          <table:table-cell table:formula="of:=IF([.$Q3]&gt;0;[.T3];&quot;&quot;)" office:value-type="float" office:value="499.467264285714" calcext:value-type="float">
            <text:p>499.467264285714</text:p>
          </table:table-cell>
          <table:table-cell table:formula="of:=IF([.$Q3]&gt;0;[.U3];&quot;&quot;)" office:value-type="float" office:value="5993.60717142857" calcext:value-type="float">
            <text:p>5993.60717142857</text:p>
          </table:table-cell>
          <table:table-cell office:value-type="float" office:value="2" calcext:value-type="float">
            <text:p>2</text:p>
          </table:table-cell>
          <table:table-cell table:style-name="ce2" table:formula="of:=[.Q2]-[.U2]" office:value-type="float" office:value="100039.914285714" calcext:value-type="float">
            <text:p>100039.914285714</text:p>
          </table:table-cell>
          <table:table-cell table:formula="of:=[.Q3]*[.$H$2]" office:value-type="float" office:value="1700.67854285714" calcext:value-type="float">
            <text:p>1700.67854285714</text:p>
          </table:table-cell>
          <table:table-cell table:formula="of:=[.R3]/12" office:value-type="float" office:value="141.723211904762" calcext:value-type="float">
            <text:p>141.723211904762</text:p>
          </table:table-cell>
          <table:table-cell table:formula="of:=[.$B$4]-[.S3]" office:value-type="float" office:value="499.467264285714" calcext:value-type="float">
            <text:p>499.467264285714</text:p>
          </table:table-cell>
          <table:table-cell table:formula="of:=[.T3]*12" office:value-type="float" office:value="5993.60717142857" calcext:value-type="float">
            <text:p>5993.60717142857</text:p>
          </table:table-cell>
        </table:table-row>
        <table:table-row table:style-name="ro1">
          <table:table-cell office:value-type="string" calcext:value-type="string">
            <text:p>Traite</text:p>
          </table:table-cell>
          <table:table-cell table:formula="of:=[.B3]-[.B8]-[.B7]-[.B6]-[.B5]" office:value-type="float" office:value="641.190476190476" calcext:value-type="float">
            <text:p>641.190476190476</text:p>
          </table:table-cell>
          <table:table-cell office:value-type="string" calcext:value-type="string">
            <text:p>Frais notaire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5"/>
          <table:table-cell table:style-name="Default" table:formula="of:=IF([.$Q4]&gt;0;[.P4];&quot;&quot;)" office:value-type="float" office:value="3" calcext:value-type="float">
            <text:p>3</text:p>
          </table:table-cell>
          <table:table-cell table:formula="of:=IF([.$Q4]&gt;0;[.Q4];&quot;&quot;)" office:value-type="float" office:value="94046.3071142858" calcext:value-type="float">
            <text:p>94046.3071142858</text:p>
          </table:table-cell>
          <table:table-cell table:formula="of:=IF([.$Q4]&gt;0;[.R4];&quot;&quot;)" office:value-type="float" office:value="1598.78722094286" calcext:value-type="float">
            <text:p>1598.78722094286</text:p>
          </table:table-cell>
          <table:table-cell table:formula="of:=IF([.$Q4]&gt;0;[.S4];&quot;&quot;)" office:value-type="float" office:value="133.232268411905" calcext:value-type="float">
            <text:p>133.232268411905</text:p>
          </table:table-cell>
          <table:table-cell table:formula="of:=IF([.$Q4]&gt;0;[.T4];&quot;&quot;)" office:value-type="float" office:value="507.958207778571" calcext:value-type="float">
            <text:p>507.958207778571</text:p>
          </table:table-cell>
          <table:table-cell table:formula="of:=IF([.$Q4]&gt;0;[.U4];&quot;&quot;)" office:value-type="float" office:value="6095.49849334286" calcext:value-type="float">
            <text:p>6095.49849334286</text:p>
          </table:table-cell>
          <table:table-cell office:value-type="float" office:value="3" calcext:value-type="float">
            <text:p>3</text:p>
          </table:table-cell>
          <table:table-cell table:style-name="ce2" table:formula="of:=[.Q3]-[.U3]" office:value-type="float" office:value="94046.3071142858" calcext:value-type="float">
            <text:p>94046.3071142858</text:p>
          </table:table-cell>
          <table:table-cell table:formula="of:=[.Q4]*[.$H$2]" office:value-type="float" office:value="1598.78722094286" calcext:value-type="float">
            <text:p>1598.78722094286</text:p>
          </table:table-cell>
          <table:table-cell table:formula="of:=[.R4]/12" office:value-type="float" office:value="133.232268411905" calcext:value-type="float">
            <text:p>133.232268411905</text:p>
          </table:table-cell>
          <table:table-cell table:formula="of:=[.$B$4]-[.S4]" office:value-type="float" office:value="507.958207778571" calcext:value-type="float">
            <text:p>507.958207778571</text:p>
          </table:table-cell>
          <table:table-cell table:formula="of:=[.T4]*12" office:value-type="float" office:value="6095.49849334286" calcext:value-type="float">
            <text:p>6095.49849334286</text:p>
          </table:table-cell>
        </table:table-row>
        <table:table-row table:style-name="ro1">
          <table:table-cell office:value-type="string" calcext:value-type="string">
            <text:p>Taxe fonciere</text:p>
          </table:table-cell>
          <table:table-cell table:formula="of:=[.G6]*[.D6]/12" office:value-type="float" office:value="217.142857142857" calcext:value-type="float">
            <text:p>217.142857142857</text:p>
          </table:table-cell>
          <table:table-cell office:value-type="string" calcext:value-type="string">
            <text:p>Agence</text:p>
          </table:table-cell>
          <table:table-cell table:style-name="ce3" table:formula="of:=0.03" office:value-type="float" office:value="0.03" calcext:value-type="float">
            <text:p>0.03</text:p>
          </table:table-cell>
          <table:table-cell table:number-columns-repeated="5"/>
          <table:table-cell table:style-name="Default" table:formula="of:=IF([.$Q5]&gt;0;[.P5];&quot;&quot;)" office:value-type="float" office:value="4" calcext:value-type="float">
            <text:p>4</text:p>
          </table:table-cell>
          <table:table-cell table:formula="of:=IF([.$Q5]&gt;0;[.Q5];&quot;&quot;)" office:value-type="float" office:value="87950.8086209429" calcext:value-type="float">
            <text:p>87950.8086209429</text:p>
          </table:table-cell>
          <table:table-cell table:formula="of:=IF([.$Q5]&gt;0;[.R5];&quot;&quot;)" office:value-type="float" office:value="1495.16374655603" calcext:value-type="float">
            <text:p>1495.16374655603</text:p>
          </table:table-cell>
          <table:table-cell table:formula="of:=IF([.$Q5]&gt;0;[.S5];&quot;&quot;)" office:value-type="float" office:value="124.596978879669" calcext:value-type="float">
            <text:p>124.596978879669</text:p>
          </table:table-cell>
          <table:table-cell table:formula="of:=IF([.$Q5]&gt;0;[.T5];&quot;&quot;)" office:value-type="float" office:value="516.593497310807" calcext:value-type="float">
            <text:p>516.593497310807</text:p>
          </table:table-cell>
          <table:table-cell table:formula="of:=IF([.$Q5]&gt;0;[.U5];&quot;&quot;)" office:value-type="float" office:value="6199.12196772969" calcext:value-type="float">
            <text:p>6199.12196772969</text:p>
          </table:table-cell>
          <table:table-cell office:value-type="float" office:value="4" calcext:value-type="float">
            <text:p>4</text:p>
          </table:table-cell>
          <table:table-cell table:style-name="ce2" table:formula="of:=[.Q4]-[.U4]" office:value-type="float" office:value="87950.8086209429" calcext:value-type="float">
            <text:p>87950.8086209429</text:p>
          </table:table-cell>
          <table:table-cell table:formula="of:=[.Q5]*[.$H$2]" office:value-type="float" office:value="1495.16374655603" calcext:value-type="float">
            <text:p>1495.16374655603</text:p>
          </table:table-cell>
          <table:table-cell table:formula="of:=[.R5]/12" office:value-type="float" office:value="124.596978879669" calcext:value-type="float">
            <text:p>124.596978879669</text:p>
          </table:table-cell>
          <table:table-cell table:formula="of:=[.$B$4]-[.S5]" office:value-type="float" office:value="516.593497310807" calcext:value-type="float">
            <text:p>516.593497310807</text:p>
          </table:table-cell>
          <table:table-cell table:formula="of:=[.T5]*12" office:value-type="float" office:value="6199.12196772969" calcext:value-type="float">
            <text:p>6199.12196772969</text:p>
          </table:table-cell>
        </table:table-row>
        <table:table-row table:style-name="ro1">
          <table:table-cell office:value-type="string" calcext:value-type="string">
            <text:p>Charges</text:p>
          </table:table-cell>
          <table:table-cell table:formula="of:=1500/12" office:value-type="float" office:value="125" calcext:value-type="float">
            <text:p>125</text:p>
          </table:table-cell>
          <table:table-cell office:value-type="string" calcext:value-type="string">
            <text:p>Valeur mais</text:p>
          </table:table-cell>
          <table:table-cell table:style-name="ce3" office:value-type="float" office:value="380000" calcext:value-type="float">
            <text:p>380000</text:p>
          </table:table-cell>
          <table:table-cell/>
          <table:table-cell office:value-type="string" calcext:value-type="string">
            <text:p>Taux taxe fonc</text:p>
          </table:table-cell>
          <table:table-cell table:style-name="ce3" table:formula="of:=1440/210000" office:value-type="float" office:value="0.00685714285714286" calcext:value-type="float">
            <text:p>0.006857142857143</text:p>
          </table:table-cell>
          <table:table-cell table:number-columns-repeated="2"/>
          <table:table-cell table:style-name="Default" table:formula="of:=IF([.$Q6]&gt;0;[.P6];&quot;&quot;)" office:value-type="float" office:value="5" calcext:value-type="float">
            <text:p>5</text:p>
          </table:table-cell>
          <table:table-cell table:formula="of:=IF([.$Q6]&gt;0;[.Q6];&quot;&quot;)" office:value-type="float" office:value="81751.6866532132" calcext:value-type="float">
            <text:p>81751.6866532132</text:p>
          </table:table-cell>
          <table:table-cell table:formula="of:=IF([.$Q6]&gt;0;[.R6];&quot;&quot;)" office:value-type="float" office:value="1389.77867310462" calcext:value-type="float">
            <text:p>1389.77867310462</text:p>
          </table:table-cell>
          <table:table-cell table:formula="of:=IF([.$Q6]&gt;0;[.S6];&quot;&quot;)" office:value-type="float" office:value="115.814889425385" calcext:value-type="float">
            <text:p>115.814889425385</text:p>
          </table:table-cell>
          <table:table-cell table:formula="of:=IF([.$Q6]&gt;0;[.T6];&quot;&quot;)" office:value-type="float" office:value="525.375586765091" calcext:value-type="float">
            <text:p>525.375586765091</text:p>
          </table:table-cell>
          <table:table-cell table:formula="of:=IF([.$Q6]&gt;0;[.U6];&quot;&quot;)" office:value-type="float" office:value="6304.50704118109" calcext:value-type="float">
            <text:p>6304.50704118109</text:p>
          </table:table-cell>
          <table:table-cell office:value-type="float" office:value="5" calcext:value-type="float">
            <text:p>5</text:p>
          </table:table-cell>
          <table:table-cell table:style-name="ce2" table:formula="of:=[.Q5]-[.U5]" office:value-type="float" office:value="81751.6866532132" calcext:value-type="float">
            <text:p>81751.6866532132</text:p>
          </table:table-cell>
          <table:table-cell table:formula="of:=[.Q6]*[.$H$2]" office:value-type="float" office:value="1389.77867310462" calcext:value-type="float">
            <text:p>1389.77867310462</text:p>
          </table:table-cell>
          <table:table-cell table:formula="of:=[.R6]/12" office:value-type="float" office:value="115.814889425385" calcext:value-type="float">
            <text:p>115.814889425385</text:p>
          </table:table-cell>
          <table:table-cell table:formula="of:=[.$B$4]-[.S6]" office:value-type="float" office:value="525.375586765091" calcext:value-type="float">
            <text:p>525.375586765091</text:p>
          </table:table-cell>
          <table:table-cell table:formula="of:=[.T6]*12" office:value-type="float" office:value="6304.50704118109" calcext:value-type="float">
            <text:p>6304.50704118109</text:p>
          </table:table-cell>
        </table:table-row>
        <table:table-row table:style-name="ro1">
          <table:table-cell office:value-type="string" calcext:value-type="string">
            <text:p>Travaux</text:p>
          </table:table-cell>
          <table:table-cell table:formula="of:=0.01*[.D6]/12" office:value-type="float" office:value="316.666666666667" calcext:value-type="float">
            <text:p>316.666666666667</text:p>
          </table:table-cell>
          <table:table-cell office:value-type="string" calcext:value-type="string">
            <text:p>Taille min</text:p>
          </table:table-cell>
          <table:table-cell table:formula="of:=[.D6]/4000" office:value-type="float" office:value="95" calcext:value-type="float">
            <text:p>95</text:p>
          </table:table-cell>
          <table:table-cell table:number-columns-repeated="5"/>
          <table:table-cell table:style-name="Default" table:formula="of:=IF([.$Q7]&gt;0;[.P7];&quot;&quot;)" office:value-type="float" office:value="6" calcext:value-type="float">
            <text:p>6</text:p>
          </table:table-cell>
          <table:table-cell table:formula="of:=IF([.$Q7]&gt;0;[.Q7];&quot;&quot;)" office:value-type="float" office:value="75447.1796120321" calcext:value-type="float">
            <text:p>75447.1796120321</text:p>
          </table:table-cell>
          <table:table-cell table:formula="of:=IF([.$Q7]&gt;0;[.R7];&quot;&quot;)" office:value-type="float" office:value="1282.60205340455" calcext:value-type="float">
            <text:p>1282.60205340455</text:p>
          </table:table-cell>
          <table:table-cell table:formula="of:=IF([.$Q7]&gt;0;[.S7];&quot;&quot;)" office:value-type="float" office:value="106.883504450379" calcext:value-type="float">
            <text:p>106.883504450379</text:p>
          </table:table-cell>
          <table:table-cell table:formula="of:=IF([.$Q7]&gt;0;[.T7];&quot;&quot;)" office:value-type="float" office:value="534.306971740097" calcext:value-type="float">
            <text:p>534.306971740097</text:p>
          </table:table-cell>
          <table:table-cell table:formula="of:=IF([.$Q7]&gt;0;[.U7];&quot;&quot;)" office:value-type="float" office:value="6411.68366088117" calcext:value-type="float">
            <text:p>6411.68366088117</text:p>
          </table:table-cell>
          <table:table-cell office:value-type="float" office:value="6" calcext:value-type="float">
            <text:p>6</text:p>
          </table:table-cell>
          <table:table-cell table:style-name="ce2" table:formula="of:=[.Q6]-[.U6]" office:value-type="float" office:value="75447.1796120321" calcext:value-type="float">
            <text:p>75447.1796120321</text:p>
          </table:table-cell>
          <table:table-cell table:formula="of:=[.Q7]*[.$H$2]" office:value-type="float" office:value="1282.60205340455" calcext:value-type="float">
            <text:p>1282.60205340455</text:p>
          </table:table-cell>
          <table:table-cell table:formula="of:=[.R7]/12" office:value-type="float" office:value="106.883504450379" calcext:value-type="float">
            <text:p>106.883504450379</text:p>
          </table:table-cell>
          <table:table-cell table:formula="of:=[.$B$4]-[.S7]" office:value-type="float" office:value="534.306971740097" calcext:value-type="float">
            <text:p>534.306971740097</text:p>
          </table:table-cell>
          <table:table-cell table:formula="of:=[.T7]*12" office:value-type="float" office:value="6411.68366088117" calcext:value-type="float">
            <text:p>6411.68366088117</text:p>
          </table:table-cell>
        </table:table-row>
        <table:table-row table:style-name="ro1">
          <table:table-cell office:value-type="string" calcext:value-type="string">
            <text:p>Restant</text:p>
          </table:table-cell>
          <table:table-cell table:style-name="ce3" office:value-type="float" office:value="900" calcext:value-type="float">
            <text:p>900</text:p>
          </table:table-cell>
          <table:table-cell office:value-type="string" calcext:value-type="string">
            <text:p>Taille max</text:p>
          </table:table-cell>
          <table:table-cell table:formula="of:=[.D6]/2000" office:value-type="float" office:value="190" calcext:value-type="float">
            <text:p>190</text:p>
          </table:table-cell>
          <table:table-cell table:formula="of:=[.D6]*[.D4]" office:value-type="float" office:value="30400" calcext:value-type="float">
            <text:p>30400</text:p>
          </table:table-cell>
          <table:table-cell table:number-columns-repeated="4"/>
          <table:table-cell table:style-name="Default" table:formula="of:=IF([.$Q8]&gt;0;[.P8];&quot;&quot;)" office:value-type="float" office:value="7" calcext:value-type="float">
            <text:p>7</text:p>
          </table:table-cell>
          <table:table-cell table:formula="of:=IF([.$Q8]&gt;0;[.Q8];&quot;&quot;)" office:value-type="float" office:value="69035.495951151" calcext:value-type="float">
            <text:p>69035.495951151</text:p>
          </table:table-cell>
          <table:table-cell table:formula="of:=IF([.$Q8]&gt;0;[.R8];&quot;&quot;)" office:value-type="float" office:value="1173.60343116957" calcext:value-type="float">
            <text:p>1173.60343116957</text:p>
          </table:table-cell>
          <table:table-cell table:formula="of:=IF([.$Q8]&gt;0;[.S8];&quot;&quot;)" office:value-type="float" office:value="97.8002859307972" calcext:value-type="float">
            <text:p>97.8002859307972</text:p>
          </table:table-cell>
          <table:table-cell table:formula="of:=IF([.$Q8]&gt;0;[.T8];&quot;&quot;)" office:value-type="float" office:value="543.390190259679" calcext:value-type="float">
            <text:p>543.390190259679</text:p>
          </table:table-cell>
          <table:table-cell table:formula="of:=IF([.$Q8]&gt;0;[.U8];&quot;&quot;)" office:value-type="float" office:value="6520.68228311615" calcext:value-type="float">
            <text:p>6520.68228311615</text:p>
          </table:table-cell>
          <table:table-cell office:value-type="float" office:value="7" calcext:value-type="float">
            <text:p>7</text:p>
          </table:table-cell>
          <table:table-cell table:style-name="ce2" table:formula="of:=[.Q7]-[.U7]" office:value-type="float" office:value="69035.495951151" calcext:value-type="float">
            <text:p>69035.495951151</text:p>
          </table:table-cell>
          <table:table-cell table:formula="of:=[.Q8]*[.$H$2]" office:value-type="float" office:value="1173.60343116957" calcext:value-type="float">
            <text:p>1173.60343116957</text:p>
          </table:table-cell>
          <table:table-cell table:formula="of:=[.R8]/12" office:value-type="float" office:value="97.8002859307972" calcext:value-type="float">
            <text:p>97.8002859307972</text:p>
          </table:table-cell>
          <table:table-cell table:formula="of:=[.$B$4]-[.S8]" office:value-type="float" office:value="543.390190259679" calcext:value-type="float">
            <text:p>543.390190259679</text:p>
          </table:table-cell>
          <table:table-cell table:formula="of:=[.T8]*12" office:value-type="float" office:value="6520.68228311615" calcext:value-type="float">
            <text:p>6520.682283116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ût</text:p>
          </table:table-cell>
          <table:table-cell table:formula="of:=SUM([.L$1:.L$1048576])" office:value-type="float" office:value="15782.5852175495" calcext:value-type="float">
            <text:p>15782.5852175495</text:p>
          </table:table-cell>
          <table:table-cell table:number-columns-repeated="5"/>
          <table:table-cell table:style-name="Default" table:formula="of:=IF([.$Q9]&gt;0;[.P9];&quot;&quot;)" office:value-type="float" office:value="8" calcext:value-type="float">
            <text:p>8</text:p>
          </table:table-cell>
          <table:table-cell table:formula="of:=IF([.$Q9]&gt;0;[.Q9];&quot;&quot;)" office:value-type="float" office:value="62514.8136680348" calcext:value-type="float">
            <text:p>62514.8136680348</text:p>
          </table:table-cell>
          <table:table-cell table:formula="of:=IF([.$Q9]&gt;0;[.R9];&quot;&quot;)" office:value-type="float" office:value="1062.75183235659" calcext:value-type="float">
            <text:p>1062.75183235659</text:p>
          </table:table-cell>
          <table:table-cell table:formula="of:=IF([.$Q9]&gt;0;[.S9];&quot;&quot;)" office:value-type="float" office:value="88.5626526963827" calcext:value-type="float">
            <text:p>88.5626526963827</text:p>
          </table:table-cell>
          <table:table-cell table:formula="of:=IF([.$Q9]&gt;0;[.T9];&quot;&quot;)" office:value-type="float" office:value="552.627823494094" calcext:value-type="float">
            <text:p>552.627823494094</text:p>
          </table:table-cell>
          <table:table-cell table:formula="of:=IF([.$Q9]&gt;0;[.U9];&quot;&quot;)" office:value-type="float" office:value="6631.53388192912" calcext:value-type="float">
            <text:p>6631.53388192912</text:p>
          </table:table-cell>
          <table:table-cell office:value-type="float" office:value="8" calcext:value-type="float">
            <text:p>8</text:p>
          </table:table-cell>
          <table:table-cell table:style-name="ce2" table:formula="of:=[.Q8]-[.U8]" office:value-type="float" office:value="62514.8136680348" calcext:value-type="float">
            <text:p>62514.8136680348</text:p>
          </table:table-cell>
          <table:table-cell table:formula="of:=[.Q9]*[.$H$2]" office:value-type="float" office:value="1062.75183235659" calcext:value-type="float">
            <text:p>1062.75183235659</text:p>
          </table:table-cell>
          <table:table-cell table:formula="of:=[.R9]/12" office:value-type="float" office:value="88.5626526963827" calcext:value-type="float">
            <text:p>88.5626526963827</text:p>
          </table:table-cell>
          <table:table-cell table:formula="of:=[.$B$4]-[.S9]" office:value-type="float" office:value="552.627823494094" calcext:value-type="float">
            <text:p>552.627823494094</text:p>
          </table:table-cell>
          <table:table-cell table:formula="of:=[.T9]*12" office:value-type="float" office:value="6631.53388192912" calcext:value-type="float">
            <text:p>6631.533881929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rée prêt</text:p>
          </table:table-cell>
          <table:table-cell table:formula="of:=MAX([.J$1:.J$1048576])" office:value-type="float" office:value="16" calcext:value-type="float">
            <text:p>16</text:p>
          </table:table-cell>
          <table:table-cell/>
          <table:table-cell office:value-type="string" calcext:value-type="string">
            <text:p>Gain mens</text:p>
          </table:table-cell>
          <table:table-cell office:value-type="string" calcext:value-type="string">
            <text:p>Gain mens max</text:p>
          </table:table-cell>
          <table:table-cell table:number-columns-repeated="2"/>
          <table:table-cell table:style-name="Default" table:formula="of:=IF([.$Q10]&gt;0;[.P10];&quot;&quot;)" office:value-type="float" office:value="9" calcext:value-type="float">
            <text:p>9</text:p>
          </table:table-cell>
          <table:table-cell table:formula="of:=IF([.$Q10]&gt;0;[.Q10];&quot;&quot;)" office:value-type="float" office:value="55883.2797861057" calcext:value-type="float">
            <text:p>55883.2797861057</text:p>
          </table:table-cell>
          <table:table-cell table:formula="of:=IF([.$Q10]&gt;0;[.R10];&quot;&quot;)" office:value-type="float" office:value="950.015756363797" calcext:value-type="float">
            <text:p>950.015756363797</text:p>
          </table:table-cell>
          <table:table-cell table:formula="of:=IF([.$Q10]&gt;0;[.S10];&quot;&quot;)" office:value-type="float" office:value="79.1679796969831" calcext:value-type="float">
            <text:p>79.1679796969831</text:p>
          </table:table-cell>
          <table:table-cell table:formula="of:=IF([.$Q10]&gt;0;[.T10];&quot;&quot;)" office:value-type="float" office:value="562.022496493493" calcext:value-type="float">
            <text:p>562.022496493493</text:p>
          </table:table-cell>
          <table:table-cell table:formula="of:=IF([.$Q10]&gt;0;[.U10];&quot;&quot;)" office:value-type="float" office:value="6744.26995792192" calcext:value-type="float">
            <text:p>6744.26995792192</text:p>
          </table:table-cell>
          <table:table-cell office:value-type="float" office:value="9" calcext:value-type="float">
            <text:p>9</text:p>
          </table:table-cell>
          <table:table-cell table:style-name="ce2" table:formula="of:=[.Q9]-[.U9]" office:value-type="float" office:value="55883.2797861057" calcext:value-type="float">
            <text:p>55883.2797861057</text:p>
          </table:table-cell>
          <table:table-cell table:formula="of:=[.Q10]*[.$H$2]" office:value-type="float" office:value="950.015756363797" calcext:value-type="float">
            <text:p>950.015756363797</text:p>
          </table:table-cell>
          <table:table-cell table:formula="of:=[.R10]/12" office:value-type="float" office:value="79.1679796969831" calcext:value-type="float">
            <text:p>79.1679796969831</text:p>
          </table:table-cell>
          <table:table-cell table:formula="of:=[.$B$4]-[.S10]" office:value-type="float" office:value="562.022496493493" calcext:value-type="float">
            <text:p>562.022496493493</text:p>
          </table:table-cell>
          <table:table-cell table:formula="of:=[.T10]*12" office:value-type="float" office:value="6744.26995792192" calcext:value-type="float">
            <text:p>6744.26995792192</text:p>
          </table:table-cell>
        </table:table-row>
        <table:table-row table:style-name="ro1">
          <table:table-cell office:value-type="string" calcext:value-type="string">
            <text:p>Charges tot</text:p>
          </table:table-cell>
          <table:table-cell table:formula="of:=[.B5]+[.B6]+[.B7]+[.D9]/[.D10]/12" office:value-type="float" office:value="741.010488484261" calcext:value-type="float">
            <text:p>741.010488484261</text:p>
          </table:table-cell>
          <table:table-cell/>
          <table:table-cell table:formula="of:=0.03*[.D6]" office:value-type="float" office:value="11400" calcext:value-type="float">
            <text:p>11400</text:p>
          </table:table-cell>
          <table:table-cell table:formula="of:=[.D11]/12" office:value-type="float" office:value="950" calcext:value-type="float">
            <text:p>950</text:p>
          </table:table-cell>
          <table:table-cell table:formula="of:=[.E11]-[.B11]" office:value-type="float" office:value="208.989511515739" calcext:value-type="float">
            <text:p>208.989511515739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table:style-name="Default" table:formula="of:=IF([.$Q11]&gt;0;[.P11];&quot;&quot;)" office:value-type="float" office:value="10" calcext:value-type="float">
            <text:p>10</text:p>
          </table:table-cell>
          <table:table-cell table:formula="of:=IF([.$Q11]&gt;0;[.Q11];&quot;&quot;)" office:value-type="float" office:value="49139.0098281838" calcext:value-type="float">
            <text:p>49139.0098281838</text:p>
          </table:table-cell>
          <table:table-cell table:formula="of:=IF([.$Q11]&gt;0;[.R11];&quot;&quot;)" office:value-type="float" office:value="835.363167079124" calcext:value-type="float">
            <text:p>835.363167079124</text:p>
          </table:table-cell>
          <table:table-cell table:formula="of:=IF([.$Q11]&gt;0;[.S11];&quot;&quot;)" office:value-type="float" office:value="69.6135972565937" calcext:value-type="float">
            <text:p>69.6135972565937</text:p>
          </table:table-cell>
          <table:table-cell table:formula="of:=IF([.$Q11]&gt;0;[.T11];&quot;&quot;)" office:value-type="float" office:value="571.576878933882" calcext:value-type="float">
            <text:p>571.576878933882</text:p>
          </table:table-cell>
          <table:table-cell table:formula="of:=IF([.$Q11]&gt;0;[.U11];&quot;&quot;)" office:value-type="float" office:value="6858.92254720659" calcext:value-type="float">
            <text:p>6858.92254720659</text:p>
          </table:table-cell>
          <table:table-cell office:value-type="float" office:value="10" calcext:value-type="float">
            <text:p>10</text:p>
          </table:table-cell>
          <table:table-cell table:style-name="ce2" table:formula="of:=[.Q10]-[.U10]" office:value-type="float" office:value="49139.0098281838" calcext:value-type="float">
            <text:p>49139.0098281838</text:p>
          </table:table-cell>
          <table:table-cell table:formula="of:=[.Q11]*[.$H$2]" office:value-type="float" office:value="835.363167079124" calcext:value-type="float">
            <text:p>835.363167079124</text:p>
          </table:table-cell>
          <table:table-cell table:formula="of:=[.R11]/12" office:value-type="float" office:value="69.6135972565937" calcext:value-type="float">
            <text:p>69.6135972565937</text:p>
          </table:table-cell>
          <table:table-cell table:formula="of:=[.$B$4]-[.S11]" office:value-type="float" office:value="571.576878933882" calcext:value-type="float">
            <text:p>571.576878933882</text:p>
          </table:table-cell>
          <table:table-cell table:formula="of:=[.T11]*12" office:value-type="float" office:value="6858.92254720659" calcext:value-type="float">
            <text:p>6858.92254720659</text:p>
          </table:table-cell>
        </table:table-row>
        <table:table-row table:style-name="ro1">
          <table:table-cell table:number-columns-repeated="3"/>
          <table:table-cell table:formula="of:=0.03*[.D1]/(1+[.D4])" office:value-type="float" office:value="8774.07407407407" calcext:value-type="float">
            <text:p>8774.07407407407</text:p>
          </table:table-cell>
          <table:table-cell table:formula="of:=[.D12]/12" office:value-type="float" office:value="731.172839506173" calcext:value-type="float">
            <text:p>731.172839506173</text:p>
          </table:table-cell>
          <table:table-cell table:number-columns-repeated="4"/>
          <table:table-cell table:style-name="Default" table:formula="of:=IF([.$Q12]&gt;0;[.P12];&quot;&quot;)" office:value-type="float" office:value="11" calcext:value-type="float">
            <text:p>11</text:p>
          </table:table-cell>
          <table:table-cell table:formula="of:=IF([.$Q12]&gt;0;[.Q12];&quot;&quot;)" office:value-type="float" office:value="42280.0872809772" calcext:value-type="float">
            <text:p>42280.0872809772</text:p>
          </table:table-cell>
          <table:table-cell table:formula="of:=IF([.$Q12]&gt;0;[.R12];&quot;&quot;)" office:value-type="float" office:value="718.761483776612" calcext:value-type="float">
            <text:p>718.761483776612</text:p>
          </table:table-cell>
          <table:table-cell table:formula="of:=IF([.$Q12]&gt;0;[.S12];&quot;&quot;)" office:value-type="float" office:value="59.8967903147177" calcext:value-type="float">
            <text:p>59.8967903147177</text:p>
          </table:table-cell>
          <table:table-cell table:formula="of:=IF([.$Q12]&gt;0;[.T12];&quot;&quot;)" office:value-type="float" office:value="581.293685875759" calcext:value-type="float">
            <text:p>581.293685875759</text:p>
          </table:table-cell>
          <table:table-cell table:formula="of:=IF([.$Q12]&gt;0;[.U12];&quot;&quot;)" office:value-type="float" office:value="6975.5242305091" calcext:value-type="float">
            <text:p>6975.5242305091</text:p>
          </table:table-cell>
          <table:table-cell office:value-type="float" office:value="11" calcext:value-type="float">
            <text:p>11</text:p>
          </table:table-cell>
          <table:table-cell table:style-name="ce2" table:formula="of:=[.Q11]-[.U11]" office:value-type="float" office:value="42280.0872809772" calcext:value-type="float">
            <text:p>42280.0872809772</text:p>
          </table:table-cell>
          <table:table-cell table:formula="of:=[.Q12]*[.$H$2]" office:value-type="float" office:value="718.761483776612" calcext:value-type="float">
            <text:p>718.761483776612</text:p>
          </table:table-cell>
          <table:table-cell table:formula="of:=[.R12]/12" office:value-type="float" office:value="59.8967903147177" calcext:value-type="float">
            <text:p>59.8967903147177</text:p>
          </table:table-cell>
          <table:table-cell table:formula="of:=[.$B$4]-[.S12]" office:value-type="float" office:value="581.293685875759" calcext:value-type="float">
            <text:p>581.293685875759</text:p>
          </table:table-cell>
          <table:table-cell table:formula="of:=[.T12]*12" office:value-type="float" office:value="6975.5242305091" calcext:value-type="float">
            <text:p>6975.52423050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ain mens sans emprunt</text:p>
          </table:table-cell>
          <table:table-cell office:value-type="float" office:value="300000" calcext:value-type="float">
            <text:p>300000</text:p>
          </table:table-cell>
          <table:table-cell office:value-type="float" office:value="1565" calcext:value-type="float">
            <text:p>1565</text:p>
          </table:table-cell>
          <table:table-cell table:number-columns-repeated="2"/>
          <table:table-cell table:style-name="Default" table:formula="of:=IF([.$Q13]&gt;0;[.P13];&quot;&quot;)" office:value-type="float" office:value="12" calcext:value-type="float">
            <text:p>12</text:p>
          </table:table-cell>
          <table:table-cell table:formula="of:=IF([.$Q13]&gt;0;[.Q13];&quot;&quot;)" office:value-type="float" office:value="35304.5630504681" calcext:value-type="float">
            <text:p>35304.5630504681</text:p>
          </table:table-cell>
          <table:table-cell table:formula="of:=IF([.$Q13]&gt;0;[.R13];&quot;&quot;)" office:value-type="float" office:value="600.177571857958" calcext:value-type="float">
            <text:p>600.177571857958</text:p>
          </table:table-cell>
          <table:table-cell table:formula="of:=IF([.$Q13]&gt;0;[.S13];&quot;&quot;)" office:value-type="float" office:value="50.0147976548298" calcext:value-type="float">
            <text:p>50.0147976548298</text:p>
          </table:table-cell>
          <table:table-cell table:formula="of:=IF([.$Q13]&gt;0;[.T13];&quot;&quot;)" office:value-type="float" office:value="591.175678535646" calcext:value-type="float">
            <text:p>591.175678535646</text:p>
          </table:table-cell>
          <table:table-cell table:formula="of:=IF([.$Q13]&gt;0;[.U13];&quot;&quot;)" office:value-type="float" office:value="7094.10814242776" calcext:value-type="float">
            <text:p>7094.10814242776</text:p>
          </table:table-cell>
          <table:table-cell office:value-type="float" office:value="12" calcext:value-type="float">
            <text:p>12</text:p>
          </table:table-cell>
          <table:table-cell table:style-name="ce2" table:formula="of:=[.Q12]-[.U12]" office:value-type="float" office:value="35304.5630504681" calcext:value-type="float">
            <text:p>35304.5630504681</text:p>
          </table:table-cell>
          <table:table-cell table:formula="of:=[.Q13]*[.$H$2]" office:value-type="float" office:value="600.177571857958" calcext:value-type="float">
            <text:p>600.177571857958</text:p>
          </table:table-cell>
          <table:table-cell table:formula="of:=[.R13]/12" office:value-type="float" office:value="50.0147976548298" calcext:value-type="float">
            <text:p>50.0147976548298</text:p>
          </table:table-cell>
          <table:table-cell table:formula="of:=[.$B$4]-[.S13]" office:value-type="float" office:value="591.175678535646" calcext:value-type="float">
            <text:p>591.175678535646</text:p>
          </table:table-cell>
          <table:table-cell table:formula="of:=[.T13]*12" office:value-type="float" office:value="7094.10814242776" calcext:value-type="float">
            <text:p>7094.10814242776</text:p>
          </table:table-cell>
        </table:table-row>
        <table:table-row table:style-name="ro1">
          <table:table-cell office:value-type="string" calcext:value-type="string">
            <text:p>Taxe fonciere</text:p>
          </table:table-cell>
          <table:table-cell table:formula="of:=[.D1]/(1+[.D4])*[.G6]/12" office:value-type="float" office:value="167.125220458554" calcext:value-type="float">
            <text:p>167.125220458554</text:p>
          </table:table-cell>
          <table:table-cell table:number-columns-repeated="2"/>
          <table:table-cell table:formula="of:=[.E12]-[.B17]" office:value-type="float" office:value="195.323339212228" calcext:value-type="float">
            <text:p>195.323339212228</text:p>
          </table:table-cell>
          <table:table-cell table:formula="of:=[.F13]+10000" office:value-type="float" office:value="310000" calcext:value-type="float">
            <text:p>310000</text:p>
          </table:table-cell>
          <table:table-cell office:value-type="float" office:value="2770" calcext:value-type="float">
            <text:p>2770</text:p>
          </table:table-cell>
          <table:table-cell table:number-columns-repeated="2"/>
          <table:table-cell table:style-name="Default" table:formula="of:=IF([.$Q14]&gt;0;[.P14];&quot;&quot;)" office:value-type="float" office:value="13" calcext:value-type="float">
            <text:p>13</text:p>
          </table:table-cell>
          <table:table-cell table:formula="of:=IF([.$Q14]&gt;0;[.Q14];&quot;&quot;)" office:value-type="float" office:value="28210.4549080403" calcext:value-type="float">
            <text:p>28210.4549080403</text:p>
          </table:table-cell>
          <table:table-cell table:formula="of:=IF([.$Q14]&gt;0;[.R14];&quot;&quot;)" office:value-type="float" office:value="479.577733436686" calcext:value-type="float">
            <text:p>479.577733436686</text:p>
          </table:table-cell>
          <table:table-cell table:formula="of:=IF([.$Q14]&gt;0;[.S14];&quot;&quot;)" office:value-type="float" office:value="39.9648111197238" calcext:value-type="float">
            <text:p>39.9648111197238</text:p>
          </table:table-cell>
          <table:table-cell table:formula="of:=IF([.$Q14]&gt;0;[.T14];&quot;&quot;)" office:value-type="float" office:value="601.225665070752" calcext:value-type="float">
            <text:p>601.225665070752</text:p>
          </table:table-cell>
          <table:table-cell table:formula="of:=IF([.$Q14]&gt;0;[.U14];&quot;&quot;)" office:value-type="float" office:value="7214.70798084903" calcext:value-type="float">
            <text:p>7214.70798084903</text:p>
          </table:table-cell>
          <table:table-cell office:value-type="float" office:value="13" calcext:value-type="float">
            <text:p>13</text:p>
          </table:table-cell>
          <table:table-cell table:style-name="ce2" table:formula="of:=[.Q13]-[.U13]" office:value-type="float" office:value="28210.4549080403" calcext:value-type="float">
            <text:p>28210.4549080403</text:p>
          </table:table-cell>
          <table:table-cell table:formula="of:=[.Q14]*[.$H$2]" office:value-type="float" office:value="479.577733436686" calcext:value-type="float">
            <text:p>479.577733436686</text:p>
          </table:table-cell>
          <table:table-cell table:formula="of:=[.R14]/12" office:value-type="float" office:value="39.9648111197238" calcext:value-type="float">
            <text:p>39.9648111197238</text:p>
          </table:table-cell>
          <table:table-cell table:formula="of:=[.$B$4]-[.S14]" office:value-type="float" office:value="601.225665070752" calcext:value-type="float">
            <text:p>601.225665070752</text:p>
          </table:table-cell>
          <table:table-cell table:formula="of:=[.T14]*12" office:value-type="float" office:value="7214.70798084903" calcext:value-type="float">
            <text:p>7214.70798084903</text:p>
          </table:table-cell>
        </table:table-row>
        <table:table-row table:style-name="ro1">
          <table:table-cell office:value-type="string" calcext:value-type="string">
            <text:p>Charges</text:p>
          </table:table-cell>
          <table:table-cell table:formula="of:=1500/12" office:value-type="float" office:value="125" calcext:value-type="float">
            <text:p>125</text:p>
          </table:table-cell>
          <table:table-cell table:number-columns-repeated="3"/>
          <table:table-cell table:formula="of:=[.F14]+10000" office:value-type="float" office:value="320000" calcext:value-type="float">
            <text:p>320000</text:p>
          </table:table-cell>
          <table:table-cell office:value-type="float" office:value="4387" calcext:value-type="float">
            <text:p>4387</text:p>
          </table:table-cell>
          <table:table-cell table:number-columns-repeated="2"/>
          <table:table-cell table:style-name="Default" table:formula="of:=IF([.$Q15]&gt;0;[.P15];&quot;&quot;)" office:value-type="float" office:value="14" calcext:value-type="float">
            <text:p>14</text:p>
          </table:table-cell>
          <table:table-cell table:formula="of:=IF([.$Q15]&gt;0;[.Q15];&quot;&quot;)" office:value-type="float" office:value="20995.7469271913" calcext:value-type="float">
            <text:p>20995.7469271913</text:p>
          </table:table-cell>
          <table:table-cell table:formula="of:=IF([.$Q15]&gt;0;[.R15];&quot;&quot;)" office:value-type="float" office:value="356.927697762252" calcext:value-type="float">
            <text:p>356.927697762252</text:p>
          </table:table-cell>
          <table:table-cell table:formula="of:=IF([.$Q15]&gt;0;[.S15];&quot;&quot;)" office:value-type="float" office:value="29.743974813521" calcext:value-type="float">
            <text:p>29.743974813521</text:p>
          </table:table-cell>
          <table:table-cell table:formula="of:=IF([.$Q15]&gt;0;[.T15];&quot;&quot;)" office:value-type="float" office:value="611.446501376955" calcext:value-type="float">
            <text:p>611.446501376955</text:p>
          </table:table-cell>
          <table:table-cell table:formula="of:=IF([.$Q15]&gt;0;[.U15];&quot;&quot;)" office:value-type="float" office:value="7337.35801652346" calcext:value-type="float">
            <text:p>7337.35801652346</text:p>
          </table:table-cell>
          <table:table-cell office:value-type="float" office:value="14" calcext:value-type="float">
            <text:p>14</text:p>
          </table:table-cell>
          <table:table-cell table:style-name="ce2" table:formula="of:=[.Q14]-[.U14]" office:value-type="float" office:value="20995.7469271913" calcext:value-type="float">
            <text:p>20995.7469271913</text:p>
          </table:table-cell>
          <table:table-cell table:formula="of:=[.Q15]*[.$H$2]" office:value-type="float" office:value="356.927697762252" calcext:value-type="float">
            <text:p>356.927697762252</text:p>
          </table:table-cell>
          <table:table-cell table:formula="of:=[.R15]/12" office:value-type="float" office:value="29.743974813521" calcext:value-type="float">
            <text:p>29.743974813521</text:p>
          </table:table-cell>
          <table:table-cell table:formula="of:=[.$B$4]-[.S15]" office:value-type="float" office:value="611.446501376955" calcext:value-type="float">
            <text:p>611.446501376955</text:p>
          </table:table-cell>
          <table:table-cell table:formula="of:=[.T15]*12" office:value-type="float" office:value="7337.35801652346" calcext:value-type="float">
            <text:p>7337.35801652346</text:p>
          </table:table-cell>
        </table:table-row>
        <table:table-row table:style-name="ro1">
          <table:table-cell office:value-type="string" calcext:value-type="string">
            <text:p>Travaux</text:p>
          </table:table-cell>
          <table:table-cell table:formula="of:=0.01*[.D1]/(1+[.D4])/12" office:value-type="float" office:value="243.724279835391" calcext:value-type="float">
            <text:p>243.724279835391</text:p>
          </table:table-cell>
          <table:table-cell/>
          <table:table-cell office:value-type="string" calcext:value-type="string">
            <text:p>Valeur maison sans emprunt</text:p>
          </table:table-cell>
          <table:table-cell/>
          <table:table-cell table:formula="of:=[.F15]+10000" office:value-type="float" office:value="330000" calcext:value-type="float">
            <text:p>330000</text:p>
          </table:table-cell>
          <table:table-cell office:value-type="float" office:value="6479" calcext:value-type="float">
            <text:p>6479</text:p>
          </table:table-cell>
          <table:table-cell table:number-columns-repeated="2"/>
          <table:table-cell table:style-name="Default" table:formula="of:=IF([.$Q16]&gt;0;[.P16];&quot;&quot;)" office:value-type="float" office:value="15" calcext:value-type="float">
            <text:p>15</text:p>
          </table:table-cell>
          <table:table-cell table:formula="of:=IF([.$Q16]&gt;0;[.Q16];&quot;&quot;)" office:value-type="float" office:value="13658.3889106678" calcext:value-type="float">
            <text:p>13658.3889106678</text:p>
          </table:table-cell>
          <table:table-cell table:formula="of:=IF([.$Q16]&gt;0;[.R16];&quot;&quot;)" office:value-type="float" office:value="232.192611481353" calcext:value-type="float">
            <text:p>232.192611481353</text:p>
          </table:table-cell>
          <table:table-cell table:formula="of:=IF([.$Q16]&gt;0;[.S16];&quot;&quot;)" office:value-type="float" office:value="19.3493842901128" calcext:value-type="float">
            <text:p>19.3493842901128</text:p>
          </table:table-cell>
          <table:table-cell table:formula="of:=IF([.$Q16]&gt;0;[.T16];&quot;&quot;)" office:value-type="float" office:value="621.841091900363" calcext:value-type="float">
            <text:p>621.841091900363</text:p>
          </table:table-cell>
          <table:table-cell table:formula="of:=IF([.$Q16]&gt;0;[.U16];&quot;&quot;)" office:value-type="float" office:value="7462.09310280436" calcext:value-type="float">
            <text:p>7462.09310280436</text:p>
          </table:table-cell>
          <table:table-cell office:value-type="float" office:value="15" calcext:value-type="float">
            <text:p>15</text:p>
          </table:table-cell>
          <table:table-cell table:style-name="ce2" table:formula="of:=[.Q15]-[.U15]" office:value-type="float" office:value="13658.3889106678" calcext:value-type="float">
            <text:p>13658.3889106678</text:p>
          </table:table-cell>
          <table:table-cell table:formula="of:=[.Q16]*[.$H$2]" office:value-type="float" office:value="232.192611481353" calcext:value-type="float">
            <text:p>232.192611481353</text:p>
          </table:table-cell>
          <table:table-cell table:formula="of:=[.R16]/12" office:value-type="float" office:value="19.3493842901128" calcext:value-type="float">
            <text:p>19.3493842901128</text:p>
          </table:table-cell>
          <table:table-cell table:formula="of:=[.$B$4]-[.S16]" office:value-type="float" office:value="621.841091900363" calcext:value-type="float">
            <text:p>621.841091900363</text:p>
          </table:table-cell>
          <table:table-cell table:formula="of:=[.T16]*12" office:value-type="float" office:value="7462.09310280436" calcext:value-type="float">
            <text:p>7462.09310280436</text:p>
          </table:table-cell>
        </table:table-row>
        <table:table-row table:style-name="ro1">
          <table:table-cell/>
          <table:table-cell table:formula="of:=SUM([.B14:.B16])" office:value-type="float" office:value="535.849500293945" calcext:value-type="float">
            <text:p>535.849500293945</text:p>
          </table:table-cell>
          <table:table-cell/>
          <table:table-cell table:formula="of:=[.D1]/(1+[.D4])" office:value-type="float" office:value="292469.135802469" calcext:value-type="float">
            <text:p>292469.135802469</text:p>
          </table:table-cell>
          <table:table-cell/>
          <table:table-cell table:formula="of:=[.F16]+10000" office:value-type="float" office:value="340000" calcext:value-type="float">
            <text:p>340000</text:p>
          </table:table-cell>
          <table:table-cell office:value-type="float" office:value="9089" calcext:value-type="float">
            <text:p>9089</text:p>
          </table:table-cell>
          <table:table-cell table:number-columns-repeated="2"/>
          <table:table-cell table:style-name="Default" table:formula="of:=IF([.$Q17]&gt;0;[.P17];&quot;&quot;)" office:value-type="float" office:value="16" calcext:value-type="float">
            <text:p>16</text:p>
          </table:table-cell>
          <table:table-cell table:style-name="ce5" table:formula="of:=IF([.$Q17]&gt;0;[.Q17];&quot;&quot;)" office:value-type="float" office:value="6196.29580786348" calcext:value-type="float">
            <text:p>6196.29580786348</text:p>
          </table:table-cell>
          <table:table-cell table:style-name="ce5" table:formula="of:=IF([.$Q17]&gt;0;[.R17];&quot;&quot;)" office:value-type="float" office:value="105.337028733679" calcext:value-type="float">
            <text:p>105.337028733679</text:p>
          </table:table-cell>
          <table:table-cell table:style-name="ce5" table:formula="of:=IF([.$Q17]&gt;0;[.S17];&quot;&quot;)" office:value-type="float" office:value="8.77808572780659" calcext:value-type="float">
            <text:p>8.77808572780659</text:p>
          </table:table-cell>
          <table:table-cell table:style-name="ce5" table:formula="of:=IF([.$Q17]&gt;0;[.T17];&quot;&quot;)" office:value-type="float" office:value="632.41239046267" calcext:value-type="float">
            <text:p>632.41239046267</text:p>
          </table:table-cell>
          <table:table-cell table:style-name="ce5" table:formula="of:=IF([.$Q17]&gt;0;[.U17];&quot;&quot;)" office:value-type="float" office:value="7588.94868555204" calcext:value-type="float">
            <text:p>7588.94868555204</text:p>
          </table:table-cell>
          <table:table-cell office:value-type="float" office:value="16" calcext:value-type="float">
            <text:p>16</text:p>
          </table:table-cell>
          <table:table-cell table:style-name="ce2" table:formula="of:=[.Q16]-[.U16]" office:value-type="float" office:value="6196.29580786348" calcext:value-type="float">
            <text:p>6196.29580786348</text:p>
          </table:table-cell>
          <table:table-cell table:formula="of:=[.Q17]*[.$H$2]" office:value-type="float" office:value="105.337028733679" calcext:value-type="float">
            <text:p>105.337028733679</text:p>
          </table:table-cell>
          <table:table-cell table:formula="of:=[.R17]/12" office:value-type="float" office:value="8.77808572780659" calcext:value-type="float">
            <text:p>8.77808572780659</text:p>
          </table:table-cell>
          <table:table-cell table:formula="of:=[.$B$4]-[.S17]" office:value-type="float" office:value="632.41239046267" calcext:value-type="float">
            <text:p>632.41239046267</text:p>
          </table:table-cell>
          <table:table-cell table:formula="of:=[.T17]*12" office:value-type="float" office:value="7588.94868555204" calcext:value-type="float">
            <text:p>7588.94868555204</text:p>
          </table:table-cell>
        </table:table-row>
        <table:table-row table:style-name="ro1">
          <table:table-cell table:number-columns-repeated="5"/>
          <table:table-cell table:formula="of:=[.F17]+10000" office:value-type="float" office:value="350000" calcext:value-type="float">
            <text:p>350000</text:p>
          </table:table-cell>
          <table:table-cell office:value-type="float" office:value="12303" calcext:value-type="float">
            <text:p>12303</text:p>
          </table:table-cell>
          <table:table-cell table:number-columns-repeated="2"/>
          <table:table-cell table:style-name="Default" table:formula="of:=IF([.$Q18]&gt;0;[.P18];&quot;&quot;)">
            <text:p/>
          </table:table-cell>
          <table:table-cell table:style-name="ce5" table:formula="of:=IF([.$Q18]&gt;0;[.Q18];&quot;&quot;)">
            <text:p/>
          </table:table-cell>
          <table:table-cell table:style-name="ce5" table:formula="of:=IF([.$Q18]&gt;0;[.R18];&quot;&quot;)">
            <text:p/>
          </table:table-cell>
          <table:table-cell table:style-name="ce5" table:formula="of:=IF([.$Q18]&gt;0;[.S18];&quot;&quot;)">
            <text:p/>
          </table:table-cell>
          <table:table-cell table:style-name="ce5" table:formula="of:=IF([.$Q18]&gt;0;[.T18];&quot;&quot;)">
            <text:p/>
          </table:table-cell>
          <table:table-cell table:style-name="ce5" table:formula="of:=IF([.$Q18]&gt;0;[.U18];&quot;&quot;)">
            <text:p/>
          </table:table-cell>
          <table:table-cell office:value-type="float" office:value="17" calcext:value-type="float">
            <text:p>17</text:p>
          </table:table-cell>
          <table:table-cell table:style-name="ce2" table:formula="of:=[.Q17]-[.U17]" office:value-type="float" office:value="-1392.65287768856" calcext:value-type="float">
            <text:p>-1392.65287768856</text:p>
          </table:table-cell>
          <table:table-cell table:formula="of:=[.Q18]*[.$H$2]" office:value-type="float" office:value="-23.6750989207055" calcext:value-type="float">
            <text:p>-23.6750989207055</text:p>
          </table:table-cell>
          <table:table-cell table:formula="of:=[.R18]/12" office:value-type="float" office:value="-1.97292491005879" calcext:value-type="float">
            <text:p>-1.97292491005879</text:p>
          </table:table-cell>
          <table:table-cell table:formula="of:=[.$B$4]-[.S18]" office:value-type="float" office:value="643.163401100535" calcext:value-type="float">
            <text:p>643.163401100535</text:p>
          </table:table-cell>
          <table:table-cell table:formula="of:=[.T18]*12" office:value-type="float" office:value="7717.96081320642" calcext:value-type="float">
            <text:p>7717.96081320642</text:p>
          </table:table-cell>
        </table:table-row>
        <table:table-row table:style-name="ro1">
          <table:table-cell table:number-columns-repeated="5"/>
          <table:table-cell table:formula="of:=[.F18]+10000" office:value-type="float" office:value="360000" calcext:value-type="float">
            <text:p>360000</text:p>
          </table:table-cell>
          <table:table-cell office:value-type="float" office:value="16213" calcext:value-type="float">
            <text:p>16213</text:p>
          </table:table-cell>
          <table:table-cell table:number-columns-repeated="2"/>
          <table:table-cell table:style-name="Default" table:formula="of:=IF([.$Q19]&gt;0;[.P19];&quot;&quot;)">
            <text:p/>
          </table:table-cell>
          <table:table-cell table:style-name="ce5" table:formula="of:=IF([.$Q19]&gt;0;[.Q19];&quot;&quot;)">
            <text:p/>
          </table:table-cell>
          <table:table-cell table:style-name="ce5" table:formula="of:=IF([.$Q19]&gt;0;[.R19];&quot;&quot;)">
            <text:p/>
          </table:table-cell>
          <table:table-cell table:style-name="ce5" table:formula="of:=IF([.$Q19]&gt;0;[.S19];&quot;&quot;)">
            <text:p/>
          </table:table-cell>
          <table:table-cell table:style-name="ce5" table:formula="of:=IF([.$Q19]&gt;0;[.T19];&quot;&quot;)">
            <text:p/>
          </table:table-cell>
          <table:table-cell table:style-name="ce5" table:formula="of:=IF([.$Q19]&gt;0;[.U19];&quot;&quot;)">
            <text:p/>
          </table:table-cell>
          <table:table-cell office:value-type="float" office:value="18" calcext:value-type="float">
            <text:p>18</text:p>
          </table:table-cell>
          <table:table-cell table:style-name="ce2" table:formula="of:=[.Q18]-[.U18]" office:value-type="float" office:value="-9110.61369089498" calcext:value-type="float">
            <text:p>-9110.61369089498</text:p>
          </table:table-cell>
          <table:table-cell table:formula="of:=[.Q19]*[.$H$2]" office:value-type="float" office:value="-154.880432745215" calcext:value-type="float">
            <text:p>-154.880432745215</text:p>
          </table:table-cell>
          <table:table-cell table:formula="of:=[.R19]/12" office:value-type="float" office:value="-12.9067027287679" calcext:value-type="float">
            <text:p>-12.9067027287679</text:p>
          </table:table-cell>
          <table:table-cell table:formula="of:=[.$B$4]-[.S19]" office:value-type="float" office:value="654.097178919244" calcext:value-type="float">
            <text:p>654.097178919244</text:p>
          </table:table-cell>
          <table:table-cell table:formula="of:=[.T19]*12" office:value-type="float" office:value="7849.16614703093" calcext:value-type="float">
            <text:p>7849.16614703093</text:p>
          </table:table-cell>
        </table:table-row>
        <table:table-row table:style-name="ro1">
          <table:table-cell table:number-columns-repeated="5"/>
          <table:table-cell table:formula="of:=[.F19]+10000" office:value-type="float" office:value="370000" calcext:value-type="float">
            <text:p>370000</text:p>
          </table:table-cell>
          <table:table-cell office:value-type="float" office:value="20916" calcext:value-type="float">
            <text:p>20916</text:p>
          </table:table-cell>
          <table:table-cell table:number-columns-repeated="2"/>
          <table:table-cell table:style-name="Default" table:formula="of:=IF([.$Q20]&gt;0;[.P20];&quot;&quot;)">
            <text:p/>
          </table:table-cell>
          <table:table-cell table:style-name="ce5" table:formula="of:=IF([.$Q20]&gt;0;[.Q20];&quot;&quot;)">
            <text:p/>
          </table:table-cell>
          <table:table-cell table:style-name="ce5" table:formula="of:=IF([.$Q20]&gt;0;[.R20];&quot;&quot;)">
            <text:p/>
          </table:table-cell>
          <table:table-cell table:style-name="ce5" table:formula="of:=IF([.$Q20]&gt;0;[.S20];&quot;&quot;)">
            <text:p/>
          </table:table-cell>
          <table:table-cell table:style-name="ce5" table:formula="of:=IF([.$Q20]&gt;0;[.T20];&quot;&quot;)">
            <text:p/>
          </table:table-cell>
          <table:table-cell table:style-name="ce5" table:formula="of:=IF([.$Q20]&gt;0;[.U20];&quot;&quot;)">
            <text:p/>
          </table:table-cell>
          <table:table-cell office:value-type="float" office:value="19" calcext:value-type="float">
            <text:p>19</text:p>
          </table:table-cell>
          <table:table-cell table:style-name="ce2" table:formula="of:=[.Q19]-[.U19]" office:value-type="float" office:value="-16959.7798379259" calcext:value-type="float">
            <text:p>-16959.7798379259</text:p>
          </table:table-cell>
          <table:table-cell table:formula="of:=[.Q20]*[.$H$2]" office:value-type="float" office:value="-288.31625724474" calcext:value-type="float">
            <text:p>-288.31625724474</text:p>
          </table:table-cell>
          <table:table-cell table:formula="of:=[.R20]/12" office:value-type="float" office:value="-24.026354770395" calcext:value-type="float">
            <text:p>-24.026354770395</text:p>
          </table:table-cell>
          <table:table-cell table:formula="of:=[.$B$4]-[.S20]" office:value-type="float" office:value="665.216830960871" calcext:value-type="float">
            <text:p>665.216830960871</text:p>
          </table:table-cell>
          <table:table-cell table:formula="of:=[.T20]*12" office:value-type="float" office:value="7982.60197153046" calcext:value-type="float">
            <text:p>7982.60197153046</text:p>
          </table:table-cell>
        </table:table-row>
        <table:table-row table:style-name="ro1">
          <table:table-cell table:number-columns-repeated="5"/>
          <table:table-cell table:formula="of:=[.F20]+10000" office:value-type="float" office:value="380000" calcext:value-type="float">
            <text:p>380000</text:p>
          </table:table-cell>
          <table:table-cell office:value-type="float" office:value="26575" calcext:value-type="float">
            <text:p>26575</text:p>
          </table:table-cell>
          <table:table-cell table:number-columns-repeated="2"/>
          <table:table-cell table:style-name="Default" table:formula="of:=IF([.$Q21]&gt;0;[.P21];&quot;&quot;)">
            <text:p/>
          </table:table-cell>
          <table:table-cell table:style-name="ce5" table:formula="of:=IF([.$Q21]&gt;0;[.Q21];&quot;&quot;)">
            <text:p/>
          </table:table-cell>
          <table:table-cell table:style-name="ce5" table:formula="of:=IF([.$Q21]&gt;0;[.R21];&quot;&quot;)">
            <text:p/>
          </table:table-cell>
          <table:table-cell table:style-name="ce5" table:formula="of:=IF([.$Q21]&gt;0;[.S21];&quot;&quot;)">
            <text:p/>
          </table:table-cell>
          <table:table-cell table:style-name="ce5" table:formula="of:=IF([.$Q21]&gt;0;[.T21];&quot;&quot;)">
            <text:p/>
          </table:table-cell>
          <table:table-cell table:style-name="ce5" table:formula="of:=IF([.$Q21]&gt;0;[.U21];&quot;&quot;)">
            <text:p/>
          </table:table-cell>
          <table:table-cell office:value-type="float" office:value="20" calcext:value-type="float">
            <text:p>20</text:p>
          </table:table-cell>
          <table:table-cell table:style-name="ce2" table:formula="of:=[.Q20]-[.U20]" office:value-type="float" office:value="-24942.3818094564" calcext:value-type="float">
            <text:p>-24942.3818094564</text:p>
          </table:table-cell>
          <table:table-cell table:formula="of:=[.Q21]*[.$H$2]" office:value-type="float" office:value="-424.020490760758" calcext:value-type="float">
            <text:p>-424.020490760758</text:p>
          </table:table-cell>
          <table:table-cell table:formula="of:=[.R21]/12" office:value-type="float" office:value="-35.3350408967298" calcext:value-type="float">
            <text:p>-35.3350408967298</text:p>
          </table:table-cell>
          <table:table-cell table:formula="of:=[.$B$4]-[.S21]" office:value-type="float" office:value="676.525517087206" calcext:value-type="float">
            <text:p>676.525517087206</text:p>
          </table:table-cell>
          <table:table-cell table:formula="of:=[.T21]*12" office:value-type="float" office:value="8118.30620504647" calcext:value-type="float">
            <text:p>8118.30620504647</text:p>
          </table:table-cell>
        </table:table-row>
        <table:table-row table:style-name="ro1">
          <table:table-cell table:number-columns-repeated="5"/>
          <table:table-cell table:formula="of:=[.F21]+10000" office:value-type="float" office:value="390000" calcext:value-type="float">
            <text:p>390000</text:p>
          </table:table-cell>
          <table:table-cell office:value-type="float" office:value="33336" calcext:value-type="float">
            <text:p>33336</text:p>
          </table:table-cell>
          <table:table-cell table:number-columns-repeated="2"/>
          <table:table-cell table:style-name="Default" table:formula="of:=IF([.$Q22]&gt;0;[.P22];&quot;&quot;)">
            <text:p/>
          </table:table-cell>
          <table:table-cell table:style-name="ce5" table:formula="of:=IF([.$Q22]&gt;0;[.Q22];&quot;&quot;)">
            <text:p/>
          </table:table-cell>
          <table:table-cell table:style-name="ce5" table:formula="of:=IF([.$Q22]&gt;0;[.R22];&quot;&quot;)">
            <text:p/>
          </table:table-cell>
          <table:table-cell table:style-name="ce5" table:formula="of:=IF([.$Q22]&gt;0;[.S22];&quot;&quot;)">
            <text:p/>
          </table:table-cell>
          <table:table-cell table:style-name="ce5" table:formula="of:=IF([.$Q22]&gt;0;[.T22];&quot;&quot;)">
            <text:p/>
          </table:table-cell>
          <table:table-cell table:style-name="ce5" table:formula="of:=IF([.$Q22]&gt;0;[.U22];&quot;&quot;)">
            <text:p/>
          </table:table-cell>
          <table:table-cell office:value-type="float" office:value="21" calcext:value-type="float">
            <text:p>21</text:p>
          </table:table-cell>
          <table:table-cell table:style-name="ce2" table:formula="of:=[.Q21]-[.U21]" office:value-type="float" office:value="-33060.6880145028" calcext:value-type="float">
            <text:p>-33060.6880145028</text:p>
          </table:table-cell>
          <table:table-cell table:formula="of:=[.Q22]*[.$H$2]" office:value-type="float" office:value="-562.031696246548" calcext:value-type="float">
            <text:p>-562.031696246548</text:p>
          </table:table-cell>
          <table:table-cell table:formula="of:=[.R22]/12" office:value-type="float" office:value="-46.8359746872123" calcext:value-type="float">
            <text:p>-46.8359746872123</text:p>
          </table:table-cell>
          <table:table-cell table:formula="of:=[.$B$4]-[.S22]" office:value-type="float" office:value="688.026450877689" calcext:value-type="float">
            <text:p>688.026450877689</text:p>
          </table:table-cell>
          <table:table-cell table:formula="of:=[.T22]*12" office:value-type="float" office:value="8256.31741053226" calcext:value-type="float">
            <text:p>8256.31741053226</text:p>
          </table:table-cell>
        </table:table-row>
        <table:table-row table:style-name="ro1">
          <table:table-cell table:number-columns-repeated="5"/>
          <table:table-cell table:formula="of:=[.F22]+10000" office:value-type="float" office:value="400000" calcext:value-type="float">
            <text:p>400000</text:p>
          </table:table-cell>
          <table:table-cell office:value-type="float" office:value="41434" calcext:value-type="float">
            <text:p>41434</text:p>
          </table:table-cell>
          <table:table-cell table:number-columns-repeated="2"/>
          <table:table-cell table:style-name="Default" table:formula="of:=IF([.$Q23]&gt;0;[.P23];&quot;&quot;)">
            <text:p/>
          </table:table-cell>
          <table:table-cell table:style-name="ce5" table:formula="of:=IF([.$Q23]&gt;0;[.Q23];&quot;&quot;)">
            <text:p/>
          </table:table-cell>
          <table:table-cell table:style-name="ce5" table:formula="of:=IF([.$Q23]&gt;0;[.R23];&quot;&quot;)">
            <text:p/>
          </table:table-cell>
          <table:table-cell table:style-name="ce5" table:formula="of:=IF([.$Q23]&gt;0;[.S23];&quot;&quot;)">
            <text:p/>
          </table:table-cell>
          <table:table-cell table:style-name="ce5" table:formula="of:=IF([.$Q23]&gt;0;[.T23];&quot;&quot;)">
            <text:p/>
          </table:table-cell>
          <table:table-cell table:style-name="ce5" table:formula="of:=IF([.$Q23]&gt;0;[.U23];&quot;&quot;)">
            <text:p/>
          </table:table-cell>
          <table:table-cell office:value-type="float" office:value="22" calcext:value-type="float">
            <text:p>22</text:p>
          </table:table-cell>
          <table:table-cell table:style-name="ce2" table:formula="of:=[.Q22]-[.U22]" office:value-type="float" office:value="-41317.0054250351" calcext:value-type="float">
            <text:p>-41317.0054250351</text:p>
          </table:table-cell>
          <table:table-cell table:formula="of:=[.Q23]*[.$H$2]" office:value-type="float" office:value="-702.389092225597" calcext:value-type="float">
            <text:p>-702.389092225597</text:p>
          </table:table-cell>
          <table:table-cell table:formula="of:=[.R23]/12" office:value-type="float" office:value="-58.532424352133" calcext:value-type="float">
            <text:p>-58.532424352133</text:p>
          </table:table-cell>
          <table:table-cell table:formula="of:=[.$B$4]-[.S23]" office:value-type="float" office:value="699.722900542609" calcext:value-type="float">
            <text:p>699.722900542609</text:p>
          </table:table-cell>
          <table:table-cell table:formula="of:=[.T23]*12" office:value-type="float" office:value="8396.67480651131" calcext:value-type="float">
            <text:p>8396.67480651131</text:p>
          </table:table-cell>
        </table:table-row>
        <table:table-row table:style-name="ro1">
          <table:table-cell table:number-columns-repeated="9"/>
          <table:table-cell table:style-name="Default" table:formula="of:=IF([.$Q24]&gt;0;[.P24];&quot;&quot;)">
            <text:p/>
          </table:table-cell>
          <table:table-cell table:style-name="ce5" table:formula="of:=IF([.$Q24]&gt;0;[.Q24];&quot;&quot;)">
            <text:p/>
          </table:table-cell>
          <table:table-cell table:style-name="ce5" table:formula="of:=IF([.$Q24]&gt;0;[.R24];&quot;&quot;)">
            <text:p/>
          </table:table-cell>
          <table:table-cell table:style-name="ce5" table:formula="of:=IF([.$Q24]&gt;0;[.S24];&quot;&quot;)">
            <text:p/>
          </table:table-cell>
          <table:table-cell table:style-name="ce5" table:formula="of:=IF([.$Q24]&gt;0;[.T24];&quot;&quot;)">
            <text:p/>
          </table:table-cell>
          <table:table-cell table:style-name="ce5" table:formula="of:=IF([.$Q24]&gt;0;[.U24];&quot;&quot;)">
            <text:p/>
          </table:table-cell>
          <table:table-cell office:value-type="float" office:value="23" calcext:value-type="float">
            <text:p>23</text:p>
          </table:table-cell>
          <table:table-cell table:style-name="ce2" table:formula="of:=[.Q23]-[.U23]" office:value-type="float" office:value="-49713.6802315464" calcext:value-type="float">
            <text:p>-49713.6802315464</text:p>
          </table:table-cell>
          <table:table-cell table:formula="of:=[.Q24]*[.$H$2]" office:value-type="float" office:value="-845.132563936289" calcext:value-type="float">
            <text:p>-845.132563936289</text:p>
          </table:table-cell>
          <table:table-cell table:formula="of:=[.R24]/12" office:value-type="float" office:value="-70.4277136613574" calcext:value-type="float">
            <text:p>-70.4277136613574</text:p>
          </table:table-cell>
          <table:table-cell table:formula="of:=[.$B$4]-[.S24]" office:value-type="float" office:value="711.618189851834" calcext:value-type="float">
            <text:p>711.618189851834</text:p>
          </table:table-cell>
          <table:table-cell table:formula="of:=[.T24]*12" office:value-type="float" office:value="8539.418278222" calcext:value-type="float">
            <text:p>8539.4182782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volution salaire</text:p>
          </table:table-cell>
          <table:table-cell table:number-columns-repeated="6"/>
          <table:table-cell table:style-name="Default" table:formula="of:=IF([.$Q25]&gt;0;[.P25];&quot;&quot;)">
            <text:p/>
          </table:table-cell>
          <table:table-cell table:style-name="ce5" table:formula="of:=IF([.$Q25]&gt;0;[.Q25];&quot;&quot;)">
            <text:p/>
          </table:table-cell>
          <table:table-cell table:style-name="ce5" table:formula="of:=IF([.$Q25]&gt;0;[.R25];&quot;&quot;)">
            <text:p/>
          </table:table-cell>
          <table:table-cell table:style-name="ce5" table:formula="of:=IF([.$Q25]&gt;0;[.S25];&quot;&quot;)">
            <text:p/>
          </table:table-cell>
          <table:table-cell table:style-name="ce5" table:formula="of:=IF([.$Q25]&gt;0;[.T25];&quot;&quot;)">
            <text:p/>
          </table:table-cell>
          <table:table-cell table:style-name="ce5" table:formula="of:=IF([.$Q25]&gt;0;[.U25];&quot;&quot;)">
            <text:p/>
          </table:table-cell>
          <table:table-cell office:value-type="float" office:value="24" calcext:value-type="float">
            <text:p>24</text:p>
          </table:table-cell>
          <table:table-cell table:style-name="ce2" table:formula="of:=[.Q24]-[.U24]" office:value-type="float" office:value="-58253.0985097684" calcext:value-type="float">
            <text:p>-58253.0985097684</text:p>
          </table:table-cell>
          <table:table-cell table:formula="of:=[.Q25]*[.$H$2]" office:value-type="float" office:value="-990.302674666063" calcext:value-type="float">
            <text:p>-990.302674666063</text:p>
          </table:table-cell>
          <table:table-cell table:formula="of:=[.R25]/12" office:value-type="float" office:value="-82.5252228888386" calcext:value-type="float">
            <text:p>-82.5252228888386</text:p>
          </table:table-cell>
          <table:table-cell table:formula="of:=[.$B$4]-[.S25]" office:value-type="float" office:value="723.715699079315" calcext:value-type="float">
            <text:p>723.715699079315</text:p>
          </table:table-cell>
          <table:table-cell table:formula="of:=[.T25]*12" office:value-type="float" office:value="8684.58838895178" calcext:value-type="float">
            <text:p>8684.58838895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gmentation</text:p>
          </table:table-cell>
          <table:table-cell office:value-type="float" office:value="0.03" calcext:value-type="float">
            <text:p>0.03</text:p>
          </table:table-cell>
          <table:table-cell table:number-columns-repeated="5"/>
          <table:table-cell table:style-name="Default" table:formula="of:=IF([.$Q26]&gt;0;[.P26];&quot;&quot;)">
            <text:p/>
          </table:table-cell>
          <table:table-cell table:style-name="ce5" table:formula="of:=IF([.$Q26]&gt;0;[.Q26];&quot;&quot;)">
            <text:p/>
          </table:table-cell>
          <table:table-cell table:style-name="ce5" table:formula="of:=IF([.$Q26]&gt;0;[.R26];&quot;&quot;)">
            <text:p/>
          </table:table-cell>
          <table:table-cell table:style-name="ce5" table:formula="of:=IF([.$Q26]&gt;0;[.S26];&quot;&quot;)">
            <text:p/>
          </table:table-cell>
          <table:table-cell table:style-name="ce5" table:formula="of:=IF([.$Q26]&gt;0;[.T26];&quot;&quot;)">
            <text:p/>
          </table:table-cell>
          <table:table-cell table:style-name="ce5" table:formula="of:=IF([.$Q26]&gt;0;[.U26];&quot;&quot;)">
            <text:p/>
          </table:table-cell>
          <table:table-cell office:value-type="float" office:value="25" calcext:value-type="float">
            <text:p>25</text:p>
          </table:table-cell>
          <table:table-cell table:style-name="ce2" table:formula="of:=[.Q25]-[.U25]" office:value-type="float" office:value="-66937.6868987202" calcext:value-type="float">
            <text:p>-66937.6868987202</text:p>
          </table:table-cell>
          <table:table-cell table:formula="of:=[.Q26]*[.$H$2]" office:value-type="float" office:value="-1137.94067727824" calcext:value-type="float">
            <text:p>-1137.94067727824</text:p>
          </table:table-cell>
          <table:table-cell table:formula="of:=[.R26]/12" office:value-type="float" office:value="-94.8283897731869" calcext:value-type="float">
            <text:p>-94.8283897731869</text:p>
          </table:table-cell>
          <table:table-cell table:formula="of:=[.$B$4]-[.S26]" office:value-type="float" office:value="736.018865963663" calcext:value-type="float">
            <text:p>736.018865963663</text:p>
          </table:table-cell>
          <table:table-cell table:formula="of:=[.T26]*12" office:value-type="float" office:value="8832.22639156396" calcext:value-type="float">
            <text:p>8832.226391563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ut</text:p>
          </table:table-cell>
          <table:table-cell office:value-type="string" calcext:value-type="string">
            <text:p>Net</text:p>
          </table:table-cell>
          <table:table-cell table:number-columns-repeated="4"/>
          <table:table-cell table:style-name="Default" table:formula="of:=IF([.$Q27]&gt;0;[.P27];&quot;&quot;)">
            <text:p/>
          </table:table-cell>
          <table:table-cell table:style-name="ce5" table:formula="of:=IF([.$Q27]&gt;0;[.Q27];&quot;&quot;)">
            <text:p/>
          </table:table-cell>
          <table:table-cell table:style-name="ce5" table:formula="of:=IF([.$Q27]&gt;0;[.R27];&quot;&quot;)">
            <text:p/>
          </table:table-cell>
          <table:table-cell table:style-name="ce5" table:formula="of:=IF([.$Q27]&gt;0;[.S27];&quot;&quot;)">
            <text:p/>
          </table:table-cell>
          <table:table-cell table:style-name="ce5" table:formula="of:=IF([.$Q27]&gt;0;[.T27];&quot;&quot;)">
            <text:p/>
          </table:table-cell>
          <table:table-cell table:style-name="ce5" table:formula="of:=IF([.$Q27]&gt;0;[.U27];&quot;&quot;)">
            <text:p/>
          </table:table-cell>
          <table:table-cell office:value-type="float" office:value="26" calcext:value-type="float">
            <text:p>26</text:p>
          </table:table-cell>
          <table:table-cell table:style-name="ce2" table:formula="of:=[.Q26]-[.U26]" office:value-type="float" office:value="-75769.9132902841" calcext:value-type="float">
            <text:p>-75769.9132902841</text:p>
          </table:table-cell>
          <table:table-cell table:formula="of:=[.Q27]*[.$H$2]" office:value-type="float" office:value="-1288.08852593483" calcext:value-type="float">
            <text:p>-1288.08852593483</text:p>
          </table:table-cell>
          <table:table-cell table:formula="of:=[.R27]/12" office:value-type="float" office:value="-107.340710494569" calcext:value-type="float">
            <text:p>-107.340710494569</text:p>
          </table:table-cell>
          <table:table-cell table:formula="of:=[.$B$4]-[.S27]" office:value-type="float" office:value="748.531186685045" calcext:value-type="float">
            <text:p>748.531186685045</text:p>
          </table:table-cell>
          <table:table-cell table:formula="of:=[.T27]*12" office:value-type="float" office:value="8982.37424022054" calcext:value-type="float">
            <text:p>8982.37424022054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D28]*0.7" office:value-type="float" office:value="2100" calcext:value-type="float">
            <text:p>2100</text:p>
          </table:table-cell>
          <table:table-cell table:number-columns-repeated="4"/>
          <table:table-cell table:style-name="Default" table:formula="of:=IF([.$Q28]&gt;0;[.P28];&quot;&quot;)">
            <text:p/>
          </table:table-cell>
          <table:table-cell table:style-name="ce5" table:formula="of:=IF([.$Q28]&gt;0;[.Q28];&quot;&quot;)">
            <text:p/>
          </table:table-cell>
          <table:table-cell table:style-name="ce5" table:formula="of:=IF([.$Q28]&gt;0;[.R28];&quot;&quot;)">
            <text:p/>
          </table:table-cell>
          <table:table-cell table:style-name="ce5" table:formula="of:=IF([.$Q28]&gt;0;[.S28];&quot;&quot;)">
            <text:p/>
          </table:table-cell>
          <table:table-cell table:style-name="ce5" table:formula="of:=IF([.$Q28]&gt;0;[.T28];&quot;&quot;)">
            <text:p/>
          </table:table-cell>
          <table:table-cell table:style-name="ce5" table:formula="of:=IF([.$Q28]&gt;0;[.U28];&quot;&quot;)">
            <text:p/>
          </table:table-cell>
          <table:table-cell office:value-type="float" office:value="27" calcext:value-type="float">
            <text:p>27</text:p>
          </table:table-cell>
          <table:table-cell table:style-name="ce2" table:formula="of:=[.Q27]-[.U27]" office:value-type="float" office:value="-84752.2875305047" calcext:value-type="float">
            <text:p>-84752.2875305047</text:p>
          </table:table-cell>
          <table:table-cell table:formula="of:=[.Q28]*[.$H$2]" office:value-type="float" office:value="-1440.78888801858" calcext:value-type="float">
            <text:p>-1440.78888801858</text:p>
          </table:table-cell>
          <table:table-cell table:formula="of:=[.R28]/12" office:value-type="float" office:value="-120.065740668215" calcext:value-type="float">
            <text:p>-120.065740668215</text:p>
          </table:table-cell>
          <table:table-cell table:formula="of:=[.$B$4]-[.S28]" office:value-type="float" office:value="761.256216858691" calcext:value-type="float">
            <text:p>761.256216858691</text:p>
          </table:table-cell>
          <table:table-cell table:formula="of:=[.T28]*12" office:value-type="float" office:value="9135.07460230429" calcext:value-type="float">
            <text:p>9135.0746023042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D28]*(1+[.$D$26])" office:value-type="float" office:value="3090" calcext:value-type="float">
            <text:p>3090</text:p>
          </table:table-cell>
          <table:table-cell table:formula="of:=[.D29]*0.7" office:value-type="float" office:value="2163" calcext:value-type="float">
            <text:p>2163</text:p>
          </table:table-cell>
          <table:table-cell table:number-columns-repeated="4"/>
          <table:table-cell table:style-name="Default" table:formula="of:=IF([.$Q29]&gt;0;[.P29];&quot;&quot;)">
            <text:p/>
          </table:table-cell>
          <table:table-cell table:style-name="ce5" table:formula="of:=IF([.$Q29]&gt;0;[.Q29];&quot;&quot;)">
            <text:p/>
          </table:table-cell>
          <table:table-cell table:style-name="ce5" table:formula="of:=IF([.$Q29]&gt;0;[.R29];&quot;&quot;)">
            <text:p/>
          </table:table-cell>
          <table:table-cell table:style-name="ce5" table:formula="of:=IF([.$Q29]&gt;0;[.S29];&quot;&quot;)">
            <text:p/>
          </table:table-cell>
          <table:table-cell table:style-name="ce5" table:formula="of:=IF([.$Q29]&gt;0;[.T29];&quot;&quot;)">
            <text:p/>
          </table:table-cell>
          <table:table-cell table:style-name="ce5" table:formula="of:=IF([.$Q29]&gt;0;[.U29];&quot;&quot;)">
            <text:p/>
          </table:table-cell>
          <table:table-cell office:value-type="float" office:value="28" calcext:value-type="float">
            <text:p>28</text:p>
          </table:table-cell>
          <table:table-cell table:style-name="ce2" table:formula="of:=[.Q28]-[.U28]" office:value-type="float" office:value="-93887.362132809" calcext:value-type="float">
            <text:p>-93887.362132809</text:p>
          </table:table-cell>
          <table:table-cell table:formula="of:=[.Q29]*[.$H$2]" office:value-type="float" office:value="-1596.08515625775" calcext:value-type="float">
            <text:p>-1596.08515625775</text:p>
          </table:table-cell>
          <table:table-cell table:formula="of:=[.R29]/12" office:value-type="float" office:value="-133.007096354813" calcext:value-type="float">
            <text:p>-133.007096354813</text:p>
          </table:table-cell>
          <table:table-cell table:formula="of:=[.$B$4]-[.S29]" office:value-type="float" office:value="774.197572545289" calcext:value-type="float">
            <text:p>774.197572545289</text:p>
          </table:table-cell>
          <table:table-cell table:formula="of:=[.T29]*12" office:value-type="float" office:value="9290.37087054347" calcext:value-type="float">
            <text:p>9290.3708705434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D29]*(1+[.$D$26])" office:value-type="float" office:value="3182.7" calcext:value-type="float">
            <text:p>3182.7</text:p>
          </table:table-cell>
          <table:table-cell table:formula="of:=[.D30]*0.7" office:value-type="float" office:value="2227.89" calcext:value-type="float">
            <text:p>2227.89</text:p>
          </table:table-cell>
          <table:table-cell table:number-columns-repeated="4"/>
          <table:table-cell table:style-name="Default" table:formula="of:=IF([.$Q30]&gt;0;[.P30];&quot;&quot;)">
            <text:p/>
          </table:table-cell>
          <table:table-cell table:style-name="ce5" table:formula="of:=IF([.$Q30]&gt;0;[.Q30];&quot;&quot;)">
            <text:p/>
          </table:table-cell>
          <table:table-cell table:style-name="ce5" table:formula="of:=IF([.$Q30]&gt;0;[.R30];&quot;&quot;)">
            <text:p/>
          </table:table-cell>
          <table:table-cell table:style-name="ce5" table:formula="of:=IF([.$Q30]&gt;0;[.S30];&quot;&quot;)">
            <text:p/>
          </table:table-cell>
          <table:table-cell table:style-name="ce5" table:formula="of:=IF([.$Q30]&gt;0;[.T30];&quot;&quot;)">
            <text:p/>
          </table:table-cell>
          <table:table-cell table:style-name="ce5" table:formula="of:=IF([.$Q30]&gt;0;[.U30];&quot;&quot;)">
            <text:p/>
          </table:table-cell>
          <table:table-cell office:value-type="float" office:value="29" calcext:value-type="float">
            <text:p>29</text:p>
          </table:table-cell>
          <table:table-cell table:style-name="ce2" table:formula="of:=[.Q29]-[.U29]" office:value-type="float" office:value="-103177.733003352" calcext:value-type="float">
            <text:p>-103177.733003352</text:p>
          </table:table-cell>
          <table:table-cell table:formula="of:=[.Q30]*[.$H$2]" office:value-type="float" office:value="-1754.02146105699" calcext:value-type="float">
            <text:p>-1754.02146105699</text:p>
          </table:table-cell>
          <table:table-cell table:formula="of:=[.R30]/12" office:value-type="float" office:value="-146.168455088083" calcext:value-type="float">
            <text:p>-146.168455088083</text:p>
          </table:table-cell>
          <table:table-cell table:formula="of:=[.$B$4]-[.S30]" office:value-type="float" office:value="787.358931278559" calcext:value-type="float">
            <text:p>787.358931278559</text:p>
          </table:table-cell>
          <table:table-cell table:formula="of:=[.T30]*12" office:value-type="float" office:value="9448.30717534271" calcext:value-type="float">
            <text:p>9448.3071753427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D30]*(1+[.$D$26])" office:value-type="float" office:value="3278.181" calcext:value-type="float">
            <text:p>3278.181</text:p>
          </table:table-cell>
          <table:table-cell table:formula="of:=[.D31]*0.7" office:value-type="float" office:value="2294.7267" calcext:value-type="float">
            <text:p>2294.7267</text:p>
          </table:table-cell>
          <table:table-cell table:number-columns-repeated="4"/>
          <table:table-cell table:style-name="Default" table:formula="of:=IF([.$Q31]&gt;0;[.P31];&quot;&quot;)">
            <text:p/>
          </table:table-cell>
          <table:table-cell table:style-name="ce5" table:formula="of:=IF([.$Q31]&gt;0;[.Q31];&quot;&quot;)">
            <text:p/>
          </table:table-cell>
          <table:table-cell table:style-name="ce5" table:formula="of:=IF([.$Q31]&gt;0;[.R31];&quot;&quot;)">
            <text:p/>
          </table:table-cell>
          <table:table-cell table:style-name="ce5" table:formula="of:=IF([.$Q31]&gt;0;[.S31];&quot;&quot;)">
            <text:p/>
          </table:table-cell>
          <table:table-cell table:style-name="ce5" table:formula="of:=IF([.$Q31]&gt;0;[.T31];&quot;&quot;)">
            <text:p/>
          </table:table-cell>
          <table:table-cell table:style-name="ce5" table:formula="of:=IF([.$Q31]&gt;0;[.U31];&quot;&quot;)">
            <text:p/>
          </table:table-cell>
          <table:table-cell office:value-type="float" office:value="30" calcext:value-type="float">
            <text:p>30</text:p>
          </table:table-cell>
          <table:table-cell table:style-name="ce2" table:formula="of:=[.Q30]-[.U30]" office:value-type="float" office:value="-112626.040178695" calcext:value-type="float">
            <text:p>-112626.040178695</text:p>
          </table:table-cell>
          <table:table-cell table:formula="of:=[.Q31]*[.$H$2]" office:value-type="float" office:value="-1914.64268303782" calcext:value-type="float">
            <text:p>-1914.64268303782</text:p>
          </table:table-cell>
          <table:table-cell table:formula="of:=[.R31]/12" office:value-type="float" office:value="-159.553556919818" calcext:value-type="float">
            <text:p>-159.553556919818</text:p>
          </table:table-cell>
          <table:table-cell table:formula="of:=[.$B$4]-[.S31]" office:value-type="float" office:value="800.744033110294" calcext:value-type="float">
            <text:p>800.744033110294</text:p>
          </table:table-cell>
          <table:table-cell table:formula="of:=[.T31]*12" office:value-type="float" office:value="9608.92839732353" calcext:value-type="float">
            <text:p>9608.92839732353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D31]*(1+[.$D$26])" office:value-type="float" office:value="3376.52643" calcext:value-type="float">
            <text:p>3376.52643</text:p>
          </table:table-cell>
          <table:table-cell table:formula="of:=[.D32]*0.7" office:value-type="float" office:value="2363.568501" calcext:value-type="float">
            <text:p>2363.568501</text:p>
          </table:table-cell>
          <table:table-cell table:number-columns-repeated="10"/>
          <table:table-cell office:value-type="float" office:value="31" calcext:value-type="float">
            <text:p>31</text:p>
          </table:table-cell>
          <table:table-cell table:style-name="ce2" table:formula="of:=[.Q31]-[.U31]" office:value-type="float" office:value="-122234.968576019" calcext:value-type="float">
            <text:p>-122234.968576019</text:p>
          </table:table-cell>
          <table:table-cell table:formula="of:=[.Q32]*[.$H$2]" office:value-type="float" office:value="-2077.99446579232" calcext:value-type="float">
            <text:p>-2077.99446579232</text:p>
          </table:table-cell>
          <table:table-cell table:formula="of:=[.R32]/12" office:value-type="float" office:value="-173.166205482693" calcext:value-type="float">
            <text:p>-173.166205482693</text:p>
          </table:table-cell>
          <table:table-cell table:formula="of:=[.$B$4]-[.S32]" office:value-type="float" office:value="814.356681673169" calcext:value-type="float">
            <text:p>814.356681673169</text:p>
          </table:table-cell>
          <table:table-cell table:formula="of:=[.T32]*12" office:value-type="float" office:value="9772.28018007803" calcext:value-type="float">
            <text:p>9772.28018007803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D32]*(1+[.$D$26])" office:value-type="float" office:value="3477.8222229" calcext:value-type="float">
            <text:p>3477.8222229</text:p>
          </table:table-cell>
          <table:table-cell table:formula="of:=[.D33]*0.7" office:value-type="float" office:value="2434.47555603" calcext:value-type="float">
            <text:p>2434.47555603</text:p>
          </table:table-cell>
          <table:table-cell table:number-columns-repeated="10"/>
          <table:table-cell office:value-type="float" office:value="32" calcext:value-type="float">
            <text:p>32</text:p>
          </table:table-cell>
          <table:table-cell table:style-name="ce2" table:formula="of:=[.Q32]-[.U32]" office:value-type="float" office:value="-132007.248756097" calcext:value-type="float">
            <text:p>-132007.248756097</text:p>
          </table:table-cell>
          <table:table-cell table:formula="of:=[.Q33]*[.$H$2]" office:value-type="float" office:value="-2244.12322885364" calcext:value-type="float">
            <text:p>-2244.12322885364</text:p>
          </table:table-cell>
          <table:table-cell table:formula="of:=[.R33]/12" office:value-type="float" office:value="-187.010269071137" calcext:value-type="float">
            <text:p>-187.010269071137</text:p>
          </table:table-cell>
          <table:table-cell table:formula="of:=[.$B$4]-[.S33]" office:value-type="float" office:value="828.200745261613" calcext:value-type="float">
            <text:p>828.200745261613</text:p>
          </table:table-cell>
          <table:table-cell table:formula="of:=[.T33]*12" office:value-type="float" office:value="9938.40894313936" calcext:value-type="float">
            <text:p>9938.40894313936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D33]*(1+[.$D$26])" office:value-type="float" office:value="3582.156889587" calcext:value-type="float">
            <text:p>3582.156889587</text:p>
          </table:table-cell>
          <table:table-cell table:formula="of:=[.D34]*0.7" office:value-type="float" office:value="2507.5098227109" calcext:value-type="float">
            <text:p>2507.5098227109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table:style-name="ce2" table:formula="of:=[.Q33]-[.U33]" office:value-type="float" office:value="-141945.657699236" calcext:value-type="float">
            <text:p>-141945.657699236</text:p>
          </table:table-cell>
          <table:table-cell table:formula="of:=[.Q34]*[.$H$2]" office:value-type="float" office:value="-2413.07618088701" calcext:value-type="float">
            <text:p>-2413.07618088701</text:p>
          </table:table-cell>
          <table:table-cell table:formula="of:=[.R34]/12" office:value-type="float" office:value="-201.089681740584" calcext:value-type="float">
            <text:p>-201.089681740584</text:p>
          </table:table-cell>
          <table:table-cell table:formula="of:=[.$B$4]-[.S34]" office:value-type="float" office:value="842.280157931061" calcext:value-type="float">
            <text:p>842.280157931061</text:p>
          </table:table-cell>
          <table:table-cell table:formula="of:=[.T34]*12" office:value-type="float" office:value="10107.3618951727" calcext:value-type="float">
            <text:p>10107.3618951727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D34]*(1+[.$D$26])" office:value-type="float" office:value="3689.62159627461" calcext:value-type="float">
            <text:p>3689.62159627461</text:p>
          </table:table-cell>
          <table:table-cell table:formula="of:=[.D35]*0.7" office:value-type="float" office:value="2582.73511739223" calcext:value-type="float">
            <text:p>2582.73511739223</text:p>
          </table:table-cell>
          <table:table-cell table:number-columns-repeated="10"/>
          <table:table-cell office:value-type="float" office:value="34" calcext:value-type="float">
            <text:p>34</text:p>
          </table:table-cell>
          <table:table-cell table:style-name="ce2" table:formula="of:=[.Q34]-[.U34]" office:value-type="float" office:value="-152053.019594409" calcext:value-type="float">
            <text:p>-152053.019594409</text:p>
          </table:table-cell>
          <table:table-cell table:formula="of:=[.Q35]*[.$H$2]" office:value-type="float" office:value="-2584.90133310495" calcext:value-type="float">
            <text:p>-2584.90133310495</text:p>
          </table:table-cell>
          <table:table-cell table:formula="of:=[.R35]/12" office:value-type="float" office:value="-215.408444425413" calcext:value-type="float">
            <text:p>-215.408444425413</text:p>
          </table:table-cell>
          <table:table-cell table:formula="of:=[.$B$4]-[.S35]" office:value-type="float" office:value="856.598920615889" calcext:value-type="float">
            <text:p>856.598920615889</text:p>
          </table:table-cell>
          <table:table-cell table:formula="of:=[.T35]*12" office:value-type="float" office:value="10279.1870473907" calcext:value-type="float">
            <text:p>10279.1870473907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D35]*(1+[.$D$26])" office:value-type="float" office:value="3800.31024416285" calcext:value-type="float">
            <text:p>3800.31024416285</text:p>
          </table:table-cell>
          <table:table-cell table:formula="of:=[.D36]*0.7" office:value-type="float" office:value="2660.21717091399" calcext:value-type="float">
            <text:p>2660.21717091399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table:style-name="ce2" table:formula="of:=[.Q35]-[.U35]" office:value-type="float" office:value="-162332.206641799" calcext:value-type="float">
            <text:p>-162332.206641799</text:p>
          </table:table-cell>
          <table:table-cell table:formula="of:=[.Q36]*[.$H$2]" office:value-type="float" office:value="-2759.64751291059" calcext:value-type="float">
            <text:p>-2759.64751291059</text:p>
          </table:table-cell>
          <table:table-cell table:formula="of:=[.R36]/12" office:value-type="float" office:value="-229.970626075883" calcext:value-type="float">
            <text:p>-229.970626075883</text:p>
          </table:table-cell>
          <table:table-cell table:formula="of:=[.$B$4]-[.S36]" office:value-type="float" office:value="871.161102266359" calcext:value-type="float">
            <text:p>871.161102266359</text:p>
          </table:table-cell>
          <table:table-cell table:formula="of:=[.T36]*12" office:value-type="float" office:value="10453.9332271963" calcext:value-type="float">
            <text:p>10453.9332271963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D36]*(1+[.$D$26])" office:value-type="float" office:value="3914.31955148773" calcext:value-type="float">
            <text:p>3914.31955148773</text:p>
          </table:table-cell>
          <table:table-cell table:formula="of:=[.D37]*0.7" office:value-type="float" office:value="2740.02368604141" calcext:value-type="float">
            <text:p>2740.02368604141</text:p>
          </table:table-cell>
          <table:table-cell table:number-columns-repeated="10"/>
          <table:table-cell office:value-type="float" office:value="36" calcext:value-type="float">
            <text:p>36</text:p>
          </table:table-cell>
          <table:table-cell table:style-name="ce2" table:formula="of:=[.Q36]-[.U36]" office:value-type="float" office:value="-172786.139868996" calcext:value-type="float">
            <text:p>-172786.139868996</text:p>
          </table:table-cell>
          <table:table-cell table:formula="of:=[.Q37]*[.$H$2]" office:value-type="float" office:value="-2937.36437777293" calcext:value-type="float">
            <text:p>-2937.36437777293</text:p>
          </table:table-cell>
          <table:table-cell table:formula="of:=[.R37]/12" office:value-type="float" office:value="-244.780364814411" calcext:value-type="float">
            <text:p>-244.780364814411</text:p>
          </table:table-cell>
          <table:table-cell table:formula="of:=[.$B$4]-[.S37]" office:value-type="float" office:value="885.970841004887" calcext:value-type="float">
            <text:p>885.970841004887</text:p>
          </table:table-cell>
          <table:table-cell table:formula="of:=[.T37]*12" office:value-type="float" office:value="10631.6500920586" calcext:value-type="float">
            <text:p>10631.6500920586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.D37]*(1+[.$D$26])" office:value-type="float" office:value="4031.74913803237" calcext:value-type="float">
            <text:p>4031.74913803237</text:p>
          </table:table-cell>
          <table:table-cell table:formula="of:=[.D38]*0.7" office:value-type="float" office:value="2822.22439662266" calcext:value-type="float">
            <text:p>2822.22439662266</text:p>
          </table:table-cell>
          <table:table-cell table:number-columns-repeated="10"/>
          <table:table-cell office:value-type="float" office:value="37" calcext:value-type="float">
            <text:p>37</text:p>
          </table:table-cell>
          <table:table-cell table:style-name="ce2" table:formula="of:=[.Q37]-[.U37]" office:value-type="float" office:value="-183417.789961054" calcext:value-type="float">
            <text:p>-183417.789961054</text:p>
          </table:table-cell>
          <table:table-cell table:formula="of:=[.Q38]*[.$H$2]" office:value-type="float" office:value="-3118.10242933793" calcext:value-type="float">
            <text:p>-3118.10242933793</text:p>
          </table:table-cell>
          <table:table-cell table:formula="of:=[.R38]/12" office:value-type="float" office:value="-259.841869111494" calcext:value-type="float">
            <text:p>-259.841869111494</text:p>
          </table:table-cell>
          <table:table-cell table:formula="of:=[.$B$4]-[.S38]" office:value-type="float" office:value="901.03234530197" calcext:value-type="float">
            <text:p>901.03234530197</text:p>
          </table:table-cell>
          <table:table-cell table:formula="of:=[.T38]*12" office:value-type="float" office:value="10812.3881436236" calcext:value-type="float">
            <text:p>10812.3881436236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D38]*(1+[.$D$26])" office:value-type="float" office:value="4152.70161217334" calcext:value-type="float">
            <text:p>4152.70161217334</text:p>
          </table:table-cell>
          <table:table-cell table:formula="of:=[.D39]*0.7" office:value-type="float" office:value="2906.89112852134" calcext:value-type="float">
            <text:p>2906.89112852134</text:p>
          </table:table-cell>
          <table:table-cell table:number-columns-repeated="10"/>
          <table:table-cell office:value-type="float" office:value="38" calcext:value-type="float">
            <text:p>38</text:p>
          </table:table-cell>
          <table:table-cell table:style-name="ce2" table:formula="of:=[.Q38]-[.U38]" office:value-type="float" office:value="-194230.178104678" calcext:value-type="float">
            <text:p>-194230.178104678</text:p>
          </table:table-cell>
          <table:table-cell table:formula="of:=[.Q39]*[.$H$2]" office:value-type="float" office:value="-3301.91302777953" calcext:value-type="float">
            <text:p>-3301.91302777953</text:p>
          </table:table-cell>
          <table:table-cell table:formula="of:=[.R39]/12" office:value-type="float" office:value="-275.159418981627" calcext:value-type="float">
            <text:p>-275.159418981627</text:p>
          </table:table-cell>
          <table:table-cell table:formula="of:=[.$B$4]-[.S39]" office:value-type="float" office:value="916.349895172103" calcext:value-type="float">
            <text:p>916.349895172103</text:p>
          </table:table-cell>
          <table:table-cell table:formula="of:=[.T39]*12" office:value-type="float" office:value="10996.1987420652" calcext:value-type="float">
            <text:p>10996.1987420652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D39]*(1+[.$D$26])" office:value-type="float" office:value="4277.28266053854" calcext:value-type="float">
            <text:p>4277.28266053854</text:p>
          </table:table-cell>
          <table:table-cell table:formula="of:=[.D40]*0.7" office:value-type="float" office:value="2994.09786237698" calcext:value-type="float">
            <text:p>2994.09786237698</text:p>
          </table:table-cell>
          <table:table-cell table:number-columns-repeated="10"/>
          <table:table-cell office:value-type="float" office:value="39" calcext:value-type="float">
            <text:p>39</text:p>
          </table:table-cell>
          <table:table-cell table:style-name="ce2" table:formula="of:=[.Q39]-[.U39]" office:value-type="float" office:value="-205226.376846743" calcext:value-type="float">
            <text:p>-205226.376846743</text:p>
          </table:table-cell>
          <table:table-cell table:formula="of:=[.Q40]*[.$H$2]" office:value-type="float" office:value="-3488.84840639464" calcext:value-type="float">
            <text:p>-3488.84840639464</text:p>
          </table:table-cell>
          <table:table-cell table:formula="of:=[.R40]/12" office:value-type="float" office:value="-290.737367199553" calcext:value-type="float">
            <text:p>-290.737367199553</text:p>
          </table:table-cell>
          <table:table-cell table:formula="of:=[.$B$4]-[.S40]" office:value-type="float" office:value="931.927843390029" calcext:value-type="float">
            <text:p>931.927843390029</text:p>
          </table:table-cell>
          <table:table-cell table:formula="of:=[.T40]*12" office:value-type="float" office:value="11183.1341206804" calcext:value-type="float">
            <text:p>11183.1341206804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D40]*(1+[.$D$26])" office:value-type="float" office:value="4405.6011403547" calcext:value-type="float">
            <text:p>4405.6011403547</text:p>
          </table:table-cell>
          <table:table-cell table:formula="of:=[.D41]*0.7" office:value-type="float" office:value="3083.92079824829" calcext:value-type="float">
            <text:p>3083.92079824829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table:style-name="ce2" table:formula="of:=[.Q40]-[.U40]" office:value-type="float" office:value="-216409.510967424" calcext:value-type="float">
            <text:p>-216409.510967424</text:p>
          </table:table-cell>
          <table:table-cell table:formula="of:=[.Q41]*[.$H$2]" office:value-type="float" office:value="-3678.9616864462" calcext:value-type="float">
            <text:p>-3678.9616864462</text:p>
          </table:table-cell>
          <table:table-cell table:formula="of:=[.R41]/12" office:value-type="float" office:value="-306.580140537184" calcext:value-type="float">
            <text:p>-306.580140537184</text:p>
          </table:table-cell>
          <table:table-cell table:formula="of:=[.$B$4]-[.S41]" office:value-type="float" office:value="947.77061672766" calcext:value-type="float">
            <text:p>947.77061672766</text:p>
          </table:table-cell>
          <table:table-cell table:formula="of:=[.T41]*12" office:value-type="float" office:value="11373.2474007319" calcext:value-type="float">
            <text:p>11373.2474007319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D41]*(1+[.$D$26])" office:value-type="float" office:value="4537.76917456534" calcext:value-type="float">
            <text:p>4537.76917456534</text:p>
          </table:table-cell>
          <table:table-cell table:formula="of:=[.D42]*0.7" office:value-type="float" office:value="3176.43842219574" calcext:value-type="float">
            <text:p>3176.43842219574</text:p>
          </table:table-cell>
          <table:table-cell table:number-columns-repeated="10"/>
          <table:table-cell office:value-type="float" office:value="41" calcext:value-type="float">
            <text:p>41</text:p>
          </table:table-cell>
          <table:table-cell table:style-name="ce2" table:formula="of:=[.Q41]-[.U41]" office:value-type="float" office:value="-227782.758368156" calcext:value-type="float">
            <text:p>-227782.758368156</text:p>
          </table:table-cell>
          <table:table-cell table:formula="of:=[.Q42]*[.$H$2]" office:value-type="float" office:value="-3872.30689225864" calcext:value-type="float">
            <text:p>-3872.30689225864</text:p>
          </table:table-cell>
          <table:table-cell table:formula="of:=[.R42]/12" office:value-type="float" office:value="-322.692241021554" calcext:value-type="float">
            <text:p>-322.692241021554</text:p>
          </table:table-cell>
          <table:table-cell table:formula="of:=[.$B$4]-[.S42]" office:value-type="float" office:value="963.88271721203" calcext:value-type="float">
            <text:p>963.88271721203</text:p>
          </table:table-cell>
          <table:table-cell table:formula="of:=[.T42]*12" office:value-type="float" office:value="11566.5926065444" calcext:value-type="float">
            <text:p>11566.5926065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yen</text:p>
          </table:table-cell>
          <table:table-cell table:formula="of:=AVERAGE([.D28:.D42])" office:value-type="float" office:value="3719.78277733843" calcext:value-type="float">
            <text:p>3719.78277733843</text:p>
          </table:table-cell>
          <table:table-cell table:formula="of:=[.D43]*0.7" office:value-type="float" office:value="2603.8479441369" calcext:value-type="float">
            <text:p>2603.8479441369</text:p>
          </table:table-cell>
          <table:table-cell table:number-columns-repeated="10"/>
          <table:table-cell office:value-type="float" office:value="42" calcext:value-type="float">
            <text:p>42</text:p>
          </table:table-cell>
          <table:table-cell table:style-name="ce2" table:formula="of:=[.Q42]-[.U42]" office:value-type="float" office:value="-239349.3509747" calcext:value-type="float">
            <text:p>-239349.3509747</text:p>
          </table:table-cell>
          <table:table-cell table:formula="of:=[.Q43]*[.$H$2]" office:value-type="float" office:value="-4068.9389665699" calcext:value-type="float">
            <text:p>-4068.9389665699</text:p>
          </table:table-cell>
          <table:table-cell table:formula="of:=[.R43]/12" office:value-type="float" office:value="-339.078247214158" calcext:value-type="float">
            <text:p>-339.078247214158</text:p>
          </table:table-cell>
          <table:table-cell table:formula="of:=[.$B$4]-[.S43]" office:value-type="float" office:value="980.268723404634" calcext:value-type="float">
            <text:p>980.268723404634</text:p>
          </table:table-cell>
          <table:table-cell table:formula="of:=[.T43]*12" office:value-type="float" office:value="11763.2246808556" calcext:value-type="float">
            <text:p>11763.2246808556</text:p>
          </table:table-cell>
        </table:table-row>
        <table:table-row table:style-name="ro1">
          <table:table-cell table:number-columns-repeated="15"/>
          <table:table-cell office:value-type="float" office:value="43" calcext:value-type="float">
            <text:p>43</text:p>
          </table:table-cell>
          <table:table-cell table:style-name="ce2" table:formula="of:=[.Q43]-[.U43]" office:value-type="float" office:value="-251112.575655556" calcext:value-type="float">
            <text:p>-251112.575655556</text:p>
          </table:table-cell>
          <table:table-cell table:formula="of:=[.Q44]*[.$H$2]" office:value-type="float" office:value="-4268.91378614444" calcext:value-type="float">
            <text:p>-4268.91378614444</text:p>
          </table:table-cell>
          <table:table-cell table:formula="of:=[.R44]/12" office:value-type="float" office:value="-355.742815512037" calcext:value-type="float">
            <text:p>-355.742815512037</text:p>
          </table:table-cell>
          <table:table-cell table:formula="of:=[.$B$4]-[.S44]" office:value-type="float" office:value="996.933291702513" calcext:value-type="float">
            <text:p>996.933291702513</text:p>
          </table:table-cell>
          <table:table-cell table:formula="of:=[.T44]*12" office:value-type="float" office:value="11963.1995004302" calcext:value-type="float">
            <text:p>11963.1995004302</text:p>
          </table:table-cell>
        </table:table-row>
        <table:table-row table:style-name="ro1">
          <table:table-cell table:number-columns-repeated="15"/>
          <table:table-cell office:value-type="float" office:value="44" calcext:value-type="float">
            <text:p>44</text:p>
          </table:table-cell>
          <table:table-cell table:style-name="ce2" table:formula="of:=[.Q44]-[.U44]" office:value-type="float" office:value="-263075.775155986" calcext:value-type="float">
            <text:p>-263075.775155986</text:p>
          </table:table-cell>
          <table:table-cell table:formula="of:=[.Q45]*[.$H$2]" office:value-type="float" office:value="-4472.28817765176" calcext:value-type="float">
            <text:p>-4472.28817765176</text:p>
          </table:table-cell>
          <table:table-cell table:formula="of:=[.R45]/12" office:value-type="float" office:value="-372.69068147098" calcext:value-type="float">
            <text:p>-372.69068147098</text:p>
          </table:table-cell>
          <table:table-cell table:formula="of:=[.$B$4]-[.S45]" office:value-type="float" office:value="1013.88115766146" calcext:value-type="float">
            <text:p>1013.88115766146</text:p>
          </table:table-cell>
          <table:table-cell table:formula="of:=[.T45]*12" office:value-type="float" office:value="12166.5738919375" calcext:value-type="float">
            <text:p>12166.5738919375</text:p>
          </table:table-cell>
        </table:table-row>
        <table:table-row table:style-name="ro1">
          <table:table-cell table:number-columns-repeated="15"/>
          <table:table-cell office:value-type="float" office:value="45" calcext:value-type="float">
            <text:p>45</text:p>
          </table:table-cell>
          <table:table-cell table:style-name="ce2" table:formula="of:=[.Q45]-[.U45]" office:value-type="float" office:value="-275242.349047923" calcext:value-type="float">
            <text:p>-275242.349047923</text:p>
          </table:table-cell>
          <table:table-cell table:formula="of:=[.Q46]*[.$H$2]" office:value-type="float" office:value="-4679.11993381469" calcext:value-type="float">
            <text:p>-4679.11993381469</text:p>
          </table:table-cell>
          <table:table-cell table:formula="of:=[.R46]/12" office:value-type="float" office:value="-389.926661151224" calcext:value-type="float">
            <text:p>-389.926661151224</text:p>
          </table:table-cell>
          <table:table-cell table:formula="of:=[.$B$4]-[.S46]" office:value-type="float" office:value="1031.1171373417" calcext:value-type="float">
            <text:p>1031.1171373417</text:p>
          </table:table-cell>
          <table:table-cell table:formula="of:=[.T46]*12" office:value-type="float" office:value="12373.4056481004" calcext:value-type="float">
            <text:p>12373.4056481004</text:p>
          </table:table-cell>
        </table:table-row>
        <table:table-row table:style-name="ro1">
          <table:table-cell table:number-columns-repeated="15"/>
          <table:table-cell office:value-type="float" office:value="46" calcext:value-type="float">
            <text:p>46</text:p>
          </table:table-cell>
          <table:table-cell table:style-name="ce2" table:formula="of:=[.Q46]-[.U46]" office:value-type="float" office:value="-287615.754696024" calcext:value-type="float">
            <text:p>-287615.754696024</text:p>
          </table:table-cell>
          <table:table-cell table:formula="of:=[.Q47]*[.$H$2]" office:value-type="float" office:value="-4889.4678298324" calcext:value-type="float">
            <text:p>-4889.4678298324</text:p>
          </table:table-cell>
          <table:table-cell table:formula="of:=[.R47]/12" office:value-type="float" office:value="-407.455652486033" calcext:value-type="float">
            <text:p>-407.455652486033</text:p>
          </table:table-cell>
          <table:table-cell table:formula="of:=[.$B$4]-[.S47]" office:value-type="float" office:value="1048.64612867651" calcext:value-type="float">
            <text:p>1048.64612867651</text:p>
          </table:table-cell>
          <table:table-cell table:formula="of:=[.T47]*12" office:value-type="float" office:value="12583.7535441181" calcext:value-type="float">
            <text:p>12583.7535441181</text:p>
          </table:table-cell>
        </table:table-row>
        <table:table-row table:style-name="ro1">
          <table:table-cell table:number-columns-repeated="15"/>
          <table:table-cell office:value-type="float" office:value="47" calcext:value-type="float">
            <text:p>47</text:p>
          </table:table-cell>
          <table:table-cell table:style-name="ce2" table:formula="of:=[.Q47]-[.U47]" office:value-type="float" office:value="-300199.508240142" calcext:value-type="float">
            <text:p>-300199.508240142</text:p>
          </table:table-cell>
          <table:table-cell table:formula="of:=[.Q48]*[.$H$2]" office:value-type="float" office:value="-5103.39164008241" calcext:value-type="float">
            <text:p>-5103.39164008241</text:p>
          </table:table-cell>
          <table:table-cell table:formula="of:=[.R48]/12" office:value-type="float" office:value="-425.282636673534" calcext:value-type="float">
            <text:p>-425.282636673534</text:p>
          </table:table-cell>
          <table:table-cell table:formula="of:=[.$B$4]-[.S48]" office:value-type="float" office:value="1066.47311286401" calcext:value-type="float">
            <text:p>1066.47311286401</text:p>
          </table:table-cell>
          <table:table-cell table:formula="of:=[.T48]*12" office:value-type="float" office:value="12797.6773543681" calcext:value-type="float">
            <text:p>12797.6773543681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table:style-name="ce2" table:formula="of:=[.Q48]-[.U48]" office:value-type="float" office:value="-312997.18559451" calcext:value-type="float">
            <text:p>-312997.18559451</text:p>
          </table:table-cell>
          <table:table-cell table:formula="of:=[.Q49]*[.$H$2]" office:value-type="float" office:value="-5320.95215510667" calcext:value-type="float">
            <text:p>-5320.95215510667</text:p>
          </table:table-cell>
          <table:table-cell table:formula="of:=[.R49]/12" office:value-type="float" office:value="-443.412679592222" calcext:value-type="float">
            <text:p>-443.412679592222</text:p>
          </table:table-cell>
          <table:table-cell table:formula="of:=[.$B$4]-[.S49]" office:value-type="float" office:value="1084.6031557827" calcext:value-type="float">
            <text:p>1084.6031557827</text:p>
          </table:table-cell>
          <table:table-cell table:formula="of:=[.T49]*12" office:value-type="float" office:value="13015.2378693924" calcext:value-type="float">
            <text:p>13015.2378693924</text:p>
          </table:table-cell>
        </table:table-row>
        <table:table-row table:style-name="ro1">
          <table:table-cell table:number-columns-repeated="15"/>
          <table:table-cell office:value-type="float" office:value="49" calcext:value-type="float">
            <text:p>49</text:p>
          </table:table-cell>
          <table:table-cell table:style-name="ce2" table:formula="of:=[.Q49]-[.U49]" office:value-type="float" office:value="-326012.423463902" calcext:value-type="float">
            <text:p>-326012.423463902</text:p>
          </table:table-cell>
          <table:table-cell table:formula="of:=[.Q50]*[.$H$2]" office:value-type="float" office:value="-5542.21119888634" calcext:value-type="float">
            <text:p>-5542.21119888634</text:p>
          </table:table-cell>
          <table:table-cell table:formula="of:=[.R50]/12" office:value-type="float" office:value="-461.850933240528" calcext:value-type="float">
            <text:p>-461.850933240528</text:p>
          </table:table-cell>
          <table:table-cell table:formula="of:=[.$B$4]-[.S50]" office:value-type="float" office:value="1103.041409431" calcext:value-type="float">
            <text:p>1103.041409431</text:p>
          </table:table-cell>
          <table:table-cell table:formula="of:=[.T50]*12" office:value-type="float" office:value="13236.496913172" calcext:value-type="float">
            <text:p>13236.496913172</text:p>
          </table:table-cell>
        </table:table-row>
        <table:table-row table:style-name="ro1">
          <table:table-cell table:number-columns-repeated="15"/>
          <table:table-cell office:value-type="float" office:value="50" calcext:value-type="float">
            <text:p>50</text:p>
          </table:table-cell>
          <table:table-cell table:style-name="ce2" table:formula="of:=[.Q50]-[.U50]" office:value-type="float" office:value="-339248.920377074" calcext:value-type="float">
            <text:p>-339248.920377074</text:p>
          </table:table-cell>
          <table:table-cell table:formula="of:=[.Q51]*[.$H$2]" office:value-type="float" office:value="-5767.23164641026" calcext:value-type="float">
            <text:p>-5767.23164641026</text:p>
          </table:table-cell>
          <table:table-cell table:formula="of:=[.R51]/12" office:value-type="float" office:value="-480.602637200855" calcext:value-type="float">
            <text:p>-480.602637200855</text:p>
          </table:table-cell>
          <table:table-cell table:formula="of:=[.$B$4]-[.S51]" office:value-type="float" office:value="1121.79311339133" calcext:value-type="float">
            <text:p>1121.79311339133</text:p>
          </table:table-cell>
          <table:table-cell table:formula="of:=[.T51]*12" office:value-type="float" office:value="13461.517360696" calcext:value-type="float">
            <text:p>13461.517360696</text:p>
          </table:table-cell>
        </table:table-row>
        <table:table-row table:style-name="ro1">
          <table:table-cell table:number-columns-repeated="15"/>
          <table:table-cell office:value-type="float" office:value="51" calcext:value-type="float">
            <text:p>51</text:p>
          </table:table-cell>
          <table:table-cell table:style-name="ce2" table:formula="of:=[.Q51]-[.U51]" office:value-type="float" office:value="-352710.43773777" calcext:value-type="float">
            <text:p>-352710.43773777</text:p>
          </table:table-cell>
          <table:table-cell table:formula="of:=[.Q52]*[.$H$2]" office:value-type="float" office:value="-5996.0774415421" calcext:value-type="float">
            <text:p>-5996.0774415421</text:p>
          </table:table-cell>
          <table:table-cell table:formula="of:=[.R52]/12" office:value-type="float" office:value="-499.673120128508" calcext:value-type="float">
            <text:p>-499.673120128508</text:p>
          </table:table-cell>
          <table:table-cell table:formula="of:=[.$B$4]-[.S52]" office:value-type="float" office:value="1140.86359631898" calcext:value-type="float">
            <text:p>1140.86359631898</text:p>
          </table:table-cell>
          <table:table-cell table:formula="of:=[.T52]*12" office:value-type="float" office:value="13690.3631558278" calcext:value-type="float">
            <text:p>13690.3631558278</text:p>
          </table:table-cell>
        </table:table-row>
        <table:table-row table:style-name="ro1">
          <table:table-cell table:number-columns-repeated="15"/>
          <table:table-cell office:value-type="float" office:value="52" calcext:value-type="float">
            <text:p>52</text:p>
          </table:table-cell>
          <table:table-cell table:style-name="ce2" table:formula="of:=[.Q52]-[.U52]" office:value-type="float" office:value="-366400.800893598" calcext:value-type="float">
            <text:p>-366400.800893598</text:p>
          </table:table-cell>
          <table:table-cell table:formula="of:=[.Q53]*[.$H$2]" office:value-type="float" office:value="-6228.81361519117" calcext:value-type="float">
            <text:p>-6228.81361519117</text:p>
          </table:table-cell>
          <table:table-cell table:formula="of:=[.R53]/12" office:value-type="float" office:value="-519.067801265931" calcext:value-type="float">
            <text:p>-519.067801265931</text:p>
          </table:table-cell>
          <table:table-cell table:formula="of:=[.$B$4]-[.S53]" office:value-type="float" office:value="1160.25827745641" calcext:value-type="float">
            <text:p>1160.25827745641</text:p>
          </table:table-cell>
          <table:table-cell table:formula="of:=[.T53]*12" office:value-type="float" office:value="13923.0993294769" calcext:value-type="float">
            <text:p>13923.0993294769</text:p>
          </table:table-cell>
        </table:table-row>
        <table:table-row table:style-name="ro1">
          <table:table-cell table:number-columns-repeated="15"/>
          <table:table-cell office:value-type="float" office:value="53" calcext:value-type="float">
            <text:p>53</text:p>
          </table:table-cell>
          <table:table-cell table:style-name="ce2" table:formula="of:=[.Q53]-[.U53]" office:value-type="float" office:value="-380323.900223075" calcext:value-type="float">
            <text:p>-380323.900223075</text:p>
          </table:table-cell>
          <table:table-cell table:formula="of:=[.Q54]*[.$H$2]" office:value-type="float" office:value="-6465.50630379227" calcext:value-type="float">
            <text:p>-6465.50630379227</text:p>
          </table:table-cell>
          <table:table-cell table:formula="of:=[.R54]/12" office:value-type="float" office:value="-538.79219198269" calcext:value-type="float">
            <text:p>-538.79219198269</text:p>
          </table:table-cell>
          <table:table-cell table:formula="of:=[.$B$4]-[.S54]" office:value-type="float" office:value="1179.98266817317" calcext:value-type="float">
            <text:p>1179.98266817317</text:p>
          </table:table-cell>
          <table:table-cell table:formula="of:=[.T54]*12" office:value-type="float" office:value="14159.792018078" calcext:value-type="float">
            <text:p>14159.792018078</text:p>
          </table:table-cell>
        </table:table-row>
        <table:table-row table:style-name="ro1">
          <table:table-cell table:number-columns-repeated="15"/>
          <table:table-cell office:value-type="float" office:value="54" calcext:value-type="float">
            <text:p>54</text:p>
          </table:table-cell>
          <table:table-cell table:style-name="ce2" table:formula="of:=[.Q54]-[.U54]" office:value-type="float" office:value="-394483.692241153" calcext:value-type="float">
            <text:p>-394483.692241153</text:p>
          </table:table-cell>
          <table:table-cell table:formula="of:=[.Q55]*[.$H$2]" office:value-type="float" office:value="-6706.2227680996" calcext:value-type="float">
            <text:p>-6706.2227680996</text:p>
          </table:table-cell>
          <table:table-cell table:formula="of:=[.R55]/12" office:value-type="float" office:value="-558.851897341633" calcext:value-type="float">
            <text:p>-558.851897341633</text:p>
          </table:table-cell>
          <table:table-cell table:formula="of:=[.$B$4]-[.S55]" office:value-type="float" office:value="1200.04237353211" calcext:value-type="float">
            <text:p>1200.04237353211</text:p>
          </table:table-cell>
          <table:table-cell table:formula="of:=[.T55]*12" office:value-type="float" office:value="14400.5084823853" calcext:value-type="float">
            <text:p>14400.5084823853</text:p>
          </table:table-cell>
        </table:table-row>
        <table:table-row table:style-name="ro1">
          <table:table-cell table:number-columns-repeated="15"/>
          <table:table-cell office:value-type="float" office:value="55" calcext:value-type="float">
            <text:p>55</text:p>
          </table:table-cell>
          <table:table-cell table:style-name="ce2" table:formula="of:=[.Q55]-[.U55]" office:value-type="float" office:value="-408884.200723538" calcext:value-type="float">
            <text:p>-408884.200723538</text:p>
          </table:table-cell>
          <table:table-cell table:formula="of:=[.Q56]*[.$H$2]" office:value-type="float" office:value="-6951.03141230015" calcext:value-type="float">
            <text:p>-6951.03141230015</text:p>
          </table:table-cell>
          <table:table-cell table:formula="of:=[.R56]/12" office:value-type="float" office:value="-579.252617691679" calcext:value-type="float">
            <text:p>-579.252617691679</text:p>
          </table:table-cell>
          <table:table-cell table:formula="of:=[.$B$4]-[.S56]" office:value-type="float" office:value="1220.44309388216" calcext:value-type="float">
            <text:p>1220.44309388216</text:p>
          </table:table-cell>
          <table:table-cell table:formula="of:=[.T56]*12" office:value-type="float" office:value="14645.3171265859" calcext:value-type="float">
            <text:p>14645.3171265859</text:p>
          </table:table-cell>
        </table:table-row>
        <table:table-row table:style-name="ro1">
          <table:table-cell table:number-columns-repeated="15"/>
          <table:table-cell office:value-type="float" office:value="56" calcext:value-type="float">
            <text:p>56</text:p>
          </table:table-cell>
          <table:table-cell table:style-name="ce2" table:formula="of:=[.Q56]-[.U56]" office:value-type="float" office:value="-423529.517850124" calcext:value-type="float">
            <text:p>-423529.517850124</text:p>
          </table:table-cell>
          <table:table-cell table:formula="of:=[.Q57]*[.$H$2]" office:value-type="float" office:value="-7200.00180345211" calcext:value-type="float">
            <text:p>-7200.00180345211</text:p>
          </table:table-cell>
          <table:table-cell table:formula="of:=[.R57]/12" office:value-type="float" office:value="-600.000150287676" calcext:value-type="float">
            <text:p>-600.000150287676</text:p>
          </table:table-cell>
          <table:table-cell table:formula="of:=[.$B$4]-[.S57]" office:value-type="float" office:value="1241.19062647815" calcext:value-type="float">
            <text:p>1241.19062647815</text:p>
          </table:table-cell>
          <table:table-cell table:formula="of:=[.T57]*12" office:value-type="float" office:value="14894.2875177378" calcext:value-type="float">
            <text:p>14894.2875177378</text:p>
          </table:table-cell>
        </table:table-row>
        <table:table-row table:style-name="ro1">
          <table:table-cell table:number-columns-repeated="15"/>
          <table:table-cell office:value-type="float" office:value="57" calcext:value-type="float">
            <text:p>57</text:p>
          </table:table-cell>
          <table:table-cell table:style-name="ce2" table:formula="of:=[.Q57]-[.U57]" office:value-type="float" office:value="-438423.805367862" calcext:value-type="float">
            <text:p>-438423.805367862</text:p>
          </table:table-cell>
          <table:table-cell table:formula="of:=[.Q58]*[.$H$2]" office:value-type="float" office:value="-7453.20469125365" calcext:value-type="float">
            <text:p>-7453.20469125365</text:p>
          </table:table-cell>
          <table:table-cell table:formula="of:=[.R58]/12" office:value-type="float" office:value="-621.100390937805" calcext:value-type="float">
            <text:p>-621.100390937805</text:p>
          </table:table-cell>
          <table:table-cell table:formula="of:=[.$B$4]-[.S58]" office:value-type="float" office:value="1262.29086712828" calcext:value-type="float">
            <text:p>1262.29086712828</text:p>
          </table:table-cell>
          <table:table-cell table:formula="of:=[.T58]*12" office:value-type="float" office:value="15147.4904055394" calcext:value-type="float">
            <text:p>15147.4904055394</text:p>
          </table:table-cell>
        </table:table-row>
        <table:table-row table:style-name="ro1">
          <table:table-cell table:number-columns-repeated="15"/>
          <table:table-cell office:value-type="float" office:value="58" calcext:value-type="float">
            <text:p>58</text:p>
          </table:table-cell>
          <table:table-cell table:style-name="ce2" table:formula="of:=[.Q58]-[.U58]" office:value-type="float" office:value="-453571.295773401" calcext:value-type="float">
            <text:p>-453571.295773401</text:p>
          </table:table-cell>
          <table:table-cell table:formula="of:=[.Q59]*[.$H$2]" office:value-type="float" office:value="-7710.71202814782" calcext:value-type="float">
            <text:p>-7710.71202814782</text:p>
          </table:table-cell>
          <table:table-cell table:formula="of:=[.R59]/12" office:value-type="float" office:value="-642.559335678985" calcext:value-type="float">
            <text:p>-642.559335678985</text:p>
          </table:table-cell>
          <table:table-cell table:formula="of:=[.$B$4]-[.S59]" office:value-type="float" office:value="1283.74981186946" calcext:value-type="float">
            <text:p>1283.74981186946</text:p>
          </table:table-cell>
          <table:table-cell table:formula="of:=[.T59]*12" office:value-type="float" office:value="15404.9977424335" calcext:value-type="float">
            <text:p>15404.9977424335</text:p>
          </table:table-cell>
        </table:table-row>
        <table:table-row table:style-name="ro1">
          <table:table-cell table:number-columns-repeated="15"/>
          <table:table-cell office:value-type="float" office:value="59" calcext:value-type="float">
            <text:p>59</text:p>
          </table:table-cell>
          <table:table-cell table:style-name="ce2" table:formula="of:=[.Q59]-[.U59]" office:value-type="float" office:value="-468976.293515835" calcext:value-type="float">
            <text:p>-468976.293515835</text:p>
          </table:table-cell>
          <table:table-cell table:formula="of:=[.Q60]*[.$H$2]" office:value-type="float" office:value="-7972.59698976919" calcext:value-type="float">
            <text:p>-7972.59698976919</text:p>
          </table:table-cell>
          <table:table-cell table:formula="of:=[.R60]/12" office:value-type="float" office:value="-664.383082480766" calcext:value-type="float">
            <text:p>-664.383082480766</text:p>
          </table:table-cell>
          <table:table-cell table:formula="of:=[.$B$4]-[.S60]" office:value-type="float" office:value="1305.57355867124" calcext:value-type="float">
            <text:p>1305.57355867124</text:p>
          </table:table-cell>
          <table:table-cell table:formula="of:=[.T60]*12" office:value-type="float" office:value="15666.8827040549" calcext:value-type="float">
            <text:p>15666.8827040549</text:p>
          </table:table-cell>
        </table:table-row>
        <table:table-row table:style-name="ro1">
          <table:table-cell table:number-columns-repeated="15"/>
          <table:table-cell office:value-type="float" office:value="60" calcext:value-type="float">
            <text:p>60</text:p>
          </table:table-cell>
          <table:table-cell table:style-name="ce2" table:formula="of:=[.Q60]-[.U60]" office:value-type="float" office:value="-484643.17621989" calcext:value-type="float">
            <text:p>-484643.17621989</text:p>
          </table:table-cell>
          <table:table-cell table:formula="of:=[.Q61]*[.$H$2]" office:value-type="float" office:value="-8238.93399573813" calcext:value-type="float">
            <text:p>-8238.93399573813</text:p>
          </table:table-cell>
          <table:table-cell table:formula="of:=[.R61]/12" office:value-type="float" office:value="-686.577832978177" calcext:value-type="float">
            <text:p>-686.577832978177</text:p>
          </table:table-cell>
          <table:table-cell table:formula="of:=[.$B$4]-[.S61]" office:value-type="float" office:value="1327.76830916865" calcext:value-type="float">
            <text:p>1327.76830916865</text:p>
          </table:table-cell>
          <table:table-cell table:formula="of:=[.T61]*12" office:value-type="float" office:value="15933.2197100238" calcext:value-type="float">
            <text:p>15933.2197100238</text:p>
          </table:table-cell>
        </table:table-row>
        <table:table-row table:style-name="ro1">
          <table:table-cell table:number-columns-repeated="15"/>
          <table:table-cell office:value-type="float" office:value="61" calcext:value-type="float">
            <text:p>61</text:p>
          </table:table-cell>
          <table:table-cell table:style-name="ce2" table:formula="of:=[.Q61]-[.U61]" office:value-type="float" office:value="-500576.395929914" calcext:value-type="float">
            <text:p>-500576.395929914</text:p>
          </table:table-cell>
          <table:table-cell table:formula="of:=[.Q62]*[.$H$2]" office:value-type="float" office:value="-8509.79873080853" calcext:value-type="float">
            <text:p>-8509.79873080853</text:p>
          </table:table-cell>
          <table:table-cell table:formula="of:=[.R62]/12" office:value-type="float" office:value="-709.149894234044" calcext:value-type="float">
            <text:p>-709.149894234044</text:p>
          </table:table-cell>
          <table:table-cell table:formula="of:=[.$B$4]-[.S62]" office:value-type="float" office:value="1350.34037042452" calcext:value-type="float">
            <text:p>1350.34037042452</text:p>
          </table:table-cell>
          <table:table-cell table:formula="of:=[.T62]*12" office:value-type="float" office:value="16204.0844450942" calcext:value-type="float">
            <text:p>16204.0844450942</text:p>
          </table:table-cell>
        </table:table-row>
        <table:table-row table:style-name="ro1">
          <table:table-cell table:number-columns-repeated="15"/>
          <table:table-cell office:value-type="float" office:value="62" calcext:value-type="float">
            <text:p>62</text:p>
          </table:table-cell>
          <table:table-cell table:style-name="ce2" table:formula="of:=[.Q62]-[.U62]" office:value-type="float" office:value="-516780.480375008" calcext:value-type="float">
            <text:p>-516780.480375008</text:p>
          </table:table-cell>
          <table:table-cell table:formula="of:=[.Q63]*[.$H$2]" office:value-type="float" office:value="-8785.26816637513" calcext:value-type="float">
            <text:p>-8785.26816637513</text:p>
          </table:table-cell>
          <table:table-cell table:formula="of:=[.R63]/12" office:value-type="float" office:value="-732.105680531261" calcext:value-type="float">
            <text:p>-732.105680531261</text:p>
          </table:table-cell>
          <table:table-cell table:formula="of:=[.$B$4]-[.S63]" office:value-type="float" office:value="1373.29615672174" calcext:value-type="float">
            <text:p>1373.29615672174</text:p>
          </table:table-cell>
          <table:table-cell table:formula="of:=[.T63]*12" office:value-type="float" office:value="16479.5538806608" calcext:value-type="float">
            <text:p>16479.5538806608</text:p>
          </table:table-cell>
        </table:table-row>
        <table:table-row table:style-name="ro1">
          <table:table-cell table:number-columns-repeated="15"/>
          <table:table-cell office:value-type="float" office:value="63" calcext:value-type="float">
            <text:p>63</text:p>
          </table:table-cell>
          <table:table-cell table:style-name="ce2" table:formula="of:=[.Q63]-[.U63]" office:value-type="float" office:value="-533260.034255669" calcext:value-type="float">
            <text:p>-533260.034255669</text:p>
          </table:table-cell>
          <table:table-cell table:formula="of:=[.Q64]*[.$H$2]" office:value-type="float" office:value="-9065.42058234636" calcext:value-type="float">
            <text:p>-9065.42058234636</text:p>
          </table:table-cell>
          <table:table-cell table:formula="of:=[.R64]/12" office:value-type="float" office:value="-755.451715195531" calcext:value-type="float">
            <text:p>-755.451715195531</text:p>
          </table:table-cell>
          <table:table-cell table:formula="of:=[.$B$4]-[.S64]" office:value-type="float" office:value="1396.64219138601" calcext:value-type="float">
            <text:p>1396.64219138601</text:p>
          </table:table-cell>
          <table:table-cell table:formula="of:=[.T64]*12" office:value-type="float" office:value="16759.7062966321" calcext:value-type="float">
            <text:p>16759.7062966321</text:p>
          </table:table-cell>
        </table:table-row>
        <table:table-row table:style-name="ro1">
          <table:table-cell table:number-columns-repeated="15"/>
          <table:table-cell office:value-type="float" office:value="64" calcext:value-type="float">
            <text:p>64</text:p>
          </table:table-cell>
          <table:table-cell table:style-name="ce2" table:formula="of:=[.Q64]-[.U64]" office:value-type="float" office:value="-550019.740552301" calcext:value-type="float">
            <text:p>-550019.740552301</text:p>
          </table:table-cell>
          <table:table-cell table:formula="of:=[.Q65]*[.$H$2]" office:value-type="float" office:value="-9350.33558938911" calcext:value-type="float">
            <text:p>-9350.33558938911</text:p>
          </table:table-cell>
          <table:table-cell table:formula="of:=[.R65]/12" office:value-type="float" office:value="-779.194632449093" calcext:value-type="float">
            <text:p>-779.194632449093</text:p>
          </table:table-cell>
          <table:table-cell table:formula="of:=[.$B$4]-[.S65]" office:value-type="float" office:value="1420.38510863957" calcext:value-type="float">
            <text:p>1420.38510863957</text:p>
          </table:table-cell>
          <table:table-cell table:formula="of:=[.T65]*12" office:value-type="float" office:value="17044.6213036748" calcext:value-type="float">
            <text:p>17044.6213036748</text:p>
          </table:table-cell>
        </table:table-row>
        <table:table-row table:style-name="ro1">
          <table:table-cell table:number-columns-repeated="15"/>
          <table:table-cell office:value-type="float" office:value="65" calcext:value-type="float">
            <text:p>65</text:p>
          </table:table-cell>
          <table:table-cell table:style-name="ce2" table:formula="of:=[.Q65]-[.U65]" office:value-type="float" office:value="-567064.361855975" calcext:value-type="float">
            <text:p>-567064.361855975</text:p>
          </table:table-cell>
          <table:table-cell table:formula="of:=[.Q66]*[.$H$2]" office:value-type="float" office:value="-9640.09415155159" calcext:value-type="float">
            <text:p>-9640.09415155159</text:p>
          </table:table-cell>
          <table:table-cell table:formula="of:=[.R66]/12" office:value-type="float" office:value="-803.341179295965" calcext:value-type="float">
            <text:p>-803.341179295965</text:p>
          </table:table-cell>
          <table:table-cell table:formula="of:=[.$B$4]-[.S66]" office:value-type="float" office:value="1444.53165548644" calcext:value-type="float">
            <text:p>1444.53165548644</text:p>
          </table:table-cell>
          <table:table-cell table:formula="of:=[.T66]*12" office:value-type="float" office:value="17334.3798658373" calcext:value-type="float">
            <text:p>17334.3798658373</text:p>
          </table:table-cell>
        </table:table-row>
        <table:table-row table:style-name="ro1">
          <table:table-cell table:number-columns-repeated="15"/>
          <table:table-cell office:value-type="float" office:value="66" calcext:value-type="float">
            <text:p>66</text:p>
          </table:table-cell>
          <table:table-cell table:style-name="ce2" table:formula="of:=[.Q66]-[.U66]" office:value-type="float" office:value="-584398.741721813" calcext:value-type="float">
            <text:p>-584398.741721813</text:p>
          </table:table-cell>
          <table:table-cell table:formula="of:=[.Q67]*[.$H$2]" office:value-type="float" office:value="-9934.77860927082" calcext:value-type="float">
            <text:p>-9934.77860927082</text:p>
          </table:table-cell>
          <table:table-cell table:formula="of:=[.R67]/12" office:value-type="float" office:value="-827.898217439235" calcext:value-type="float">
            <text:p>-827.898217439235</text:p>
          </table:table-cell>
          <table:table-cell table:formula="of:=[.$B$4]-[.S67]" office:value-type="float" office:value="1469.08869362971" calcext:value-type="float">
            <text:p>1469.08869362971</text:p>
          </table:table-cell>
          <table:table-cell table:formula="of:=[.T67]*12" office:value-type="float" office:value="17629.0643235565" calcext:value-type="float">
            <text:p>17629.0643235565</text:p>
          </table:table-cell>
        </table:table-row>
        <table:table-row table:style-name="ro1">
          <table:table-cell table:number-columns-repeated="15"/>
          <table:table-cell office:value-type="float" office:value="67" calcext:value-type="float">
            <text:p>67</text:p>
          </table:table-cell>
          <table:table-cell table:style-name="ce2" table:formula="of:=[.Q67]-[.U67]" office:value-type="float" office:value="-602027.806045369" calcext:value-type="float">
            <text:p>-602027.806045369</text:p>
          </table:table-cell>
          <table:table-cell table:formula="of:=[.Q68]*[.$H$2]" office:value-type="float" office:value="-10234.4727027713" calcext:value-type="float">
            <text:p>-10234.4727027713</text:p>
          </table:table-cell>
          <table:table-cell table:formula="of:=[.R68]/12" office:value-type="float" office:value="-852.87272523094" calcext:value-type="float">
            <text:p>-852.87272523094</text:p>
          </table:table-cell>
          <table:table-cell table:formula="of:=[.$B$4]-[.S68]" office:value-type="float" office:value="1494.06320142142" calcext:value-type="float">
            <text:p>1494.06320142142</text:p>
          </table:table-cell>
          <table:table-cell table:formula="of:=[.T68]*12" office:value-type="float" office:value="17928.758417057" calcext:value-type="float">
            <text:p>17928.758417057</text:p>
          </table:table-cell>
        </table:table-row>
        <table:table-row table:style-name="ro1">
          <table:table-cell table:number-columns-repeated="15"/>
          <table:table-cell office:value-type="float" office:value="68" calcext:value-type="float">
            <text:p>68</text:p>
          </table:table-cell>
          <table:table-cell table:style-name="ce2" table:formula="of:=[.Q68]-[.U68]" office:value-type="float" office:value="-619956.564462426" calcext:value-type="float">
            <text:p>-619956.564462426</text:p>
          </table:table-cell>
          <table:table-cell table:formula="of:=[.Q69]*[.$H$2]" office:value-type="float" office:value="-10539.2615958612" calcext:value-type="float">
            <text:p>-10539.2615958612</text:p>
          </table:table-cell>
          <table:table-cell table:formula="of:=[.R69]/12" office:value-type="float" office:value="-878.271799655104" calcext:value-type="float">
            <text:p>-878.271799655104</text:p>
          </table:table-cell>
          <table:table-cell table:formula="of:=[.$B$4]-[.S69]" office:value-type="float" office:value="1519.46227584558" calcext:value-type="float">
            <text:p>1519.46227584558</text:p>
          </table:table-cell>
          <table:table-cell table:formula="of:=[.T69]*12" office:value-type="float" office:value="18233.547310147" calcext:value-type="float">
            <text:p>18233.547310147</text:p>
          </table:table-cell>
        </table:table-row>
        <table:table-row table:style-name="ro1">
          <table:table-cell table:number-columns-repeated="15"/>
          <table:table-cell office:value-type="float" office:value="69" calcext:value-type="float">
            <text:p>69</text:p>
          </table:table-cell>
          <table:table-cell table:style-name="ce2" table:formula="of:=[.Q69]-[.U69]" office:value-type="float" office:value="-638190.111772573" calcext:value-type="float">
            <text:p>-638190.111772573</text:p>
          </table:table-cell>
          <table:table-cell table:formula="of:=[.Q70]*[.$H$2]" office:value-type="float" office:value="-10849.2319001337" calcext:value-type="float">
            <text:p>-10849.2319001337</text:p>
          </table:table-cell>
          <table:table-cell table:formula="of:=[.R70]/12" office:value-type="float" office:value="-904.102658344479" calcext:value-type="float">
            <text:p>-904.102658344479</text:p>
          </table:table-cell>
          <table:table-cell table:formula="of:=[.$B$4]-[.S70]" office:value-type="float" office:value="1545.29313453495" calcext:value-type="float">
            <text:p>1545.29313453495</text:p>
          </table:table-cell>
          <table:table-cell table:formula="of:=[.T70]*12" office:value-type="float" office:value="18543.5176144195" calcext:value-type="float">
            <text:p>18543.5176144195</text:p>
          </table:table-cell>
        </table:table-row>
        <table:table-row table:style-name="ro1">
          <table:table-cell table:number-columns-repeated="15"/>
          <table:table-cell office:value-type="float" office:value="70" calcext:value-type="float">
            <text:p>70</text:p>
          </table:table-cell>
          <table:table-cell table:style-name="ce2" table:formula="of:=[.Q70]-[.U70]" office:value-type="float" office:value="-656733.629386993" calcext:value-type="float">
            <text:p>-656733.629386993</text:p>
          </table:table-cell>
          <table:table-cell table:formula="of:=[.Q71]*[.$H$2]" office:value-type="float" office:value="-11164.4716995789" calcext:value-type="float">
            <text:p>-11164.4716995789</text:p>
          </table:table-cell>
          <table:table-cell table:formula="of:=[.R71]/12" office:value-type="float" office:value="-930.372641631573" calcext:value-type="float">
            <text:p>-930.372641631573</text:p>
          </table:table-cell>
          <table:table-cell table:formula="of:=[.$B$4]-[.S71]" office:value-type="float" office:value="1571.56311782205" calcext:value-type="float">
            <text:p>1571.56311782205</text:p>
          </table:table-cell>
          <table:table-cell table:formula="of:=[.T71]*12" office:value-type="float" office:value="18858.7574138646" calcext:value-type="float">
            <text:p>18858.7574138646</text:p>
          </table:table-cell>
        </table:table-row>
        <table:table-row table:style-name="ro1">
          <table:table-cell table:number-columns-repeated="15"/>
          <table:table-cell office:value-type="float" office:value="71" calcext:value-type="float">
            <text:p>71</text:p>
          </table:table-cell>
          <table:table-cell table:style-name="ce2" table:formula="of:=[.Q71]-[.U71]" office:value-type="float" office:value="-675592.386800857" calcext:value-type="float">
            <text:p>-675592.386800857</text:p>
          </table:table-cell>
          <table:table-cell table:formula="of:=[.Q72]*[.$H$2]" office:value-type="float" office:value="-11485.0705756146" calcext:value-type="float">
            <text:p>-11485.0705756146</text:p>
          </table:table-cell>
          <table:table-cell table:formula="of:=[.R72]/12" office:value-type="float" office:value="-957.089214634548" calcext:value-type="float">
            <text:p>-957.089214634548</text:p>
          </table:table-cell>
          <table:table-cell table:formula="of:=[.$B$4]-[.S72]" office:value-type="float" office:value="1598.27969082502" calcext:value-type="float">
            <text:p>1598.27969082502</text:p>
          </table:table-cell>
          <table:table-cell table:formula="of:=[.T72]*12" office:value-type="float" office:value="19179.3562899003" calcext:value-type="float">
            <text:p>19179.3562899003</text:p>
          </table:table-cell>
        </table:table-row>
        <table:table-row table:style-name="ro1">
          <table:table-cell table:number-columns-repeated="15"/>
          <table:table-cell office:value-type="float" office:value="72" calcext:value-type="float">
            <text:p>72</text:p>
          </table:table-cell>
          <table:table-cell table:style-name="ce2" table:formula="of:=[.Q72]-[.U72]" office:value-type="float" office:value="-694771.743090758" calcext:value-type="float">
            <text:p>-694771.743090758</text:p>
          </table:table-cell>
          <table:table-cell table:formula="of:=[.Q73]*[.$H$2]" office:value-type="float" office:value="-11811.1196325429" calcext:value-type="float">
            <text:p>-11811.1196325429</text:p>
          </table:table-cell>
          <table:table-cell table:formula="of:=[.R73]/12" office:value-type="float" office:value="-984.259969378573" calcext:value-type="float">
            <text:p>-984.259969378573</text:p>
          </table:table-cell>
          <table:table-cell table:formula="of:=[.$B$4]-[.S73]" office:value-type="float" office:value="1625.45044556905" calcext:value-type="float">
            <text:p>1625.45044556905</text:p>
          </table:table-cell>
          <table:table-cell table:formula="of:=[.T73]*12" office:value-type="float" office:value="19505.4053468286" calcext:value-type="float">
            <text:p>19505.4053468286</text:p>
          </table:table-cell>
        </table:table-row>
        <table:table-row table:style-name="ro1">
          <table:table-cell table:number-columns-repeated="15"/>
          <table:table-cell office:value-type="float" office:value="73" calcext:value-type="float">
            <text:p>73</text:p>
          </table:table-cell>
          <table:table-cell table:style-name="ce2" table:formula="of:=[.Q73]-[.U73]" office:value-type="float" office:value="-714277.148437586" calcext:value-type="float">
            <text:p>-714277.148437586</text:p>
          </table:table-cell>
          <table:table-cell table:formula="of:=[.Q74]*[.$H$2]" office:value-type="float" office:value="-12142.711523439" calcext:value-type="float">
            <text:p>-12142.711523439</text:p>
          </table:table-cell>
          <table:table-cell table:formula="of:=[.R74]/12" office:value-type="float" office:value="-1011.89262695325" calcext:value-type="float">
            <text:p>-1011.89262695325</text:p>
          </table:table-cell>
          <table:table-cell table:formula="of:=[.$B$4]-[.S74]" office:value-type="float" office:value="1653.08310314372" calcext:value-type="float">
            <text:p>1653.08310314372</text:p>
          </table:table-cell>
          <table:table-cell table:formula="of:=[.T74]*12" office:value-type="float" office:value="19836.9972377247" calcext:value-type="float">
            <text:p>19836.9972377247</text:p>
          </table:table-cell>
        </table:table-row>
        <table:table-row table:style-name="ro1">
          <table:table-cell table:number-columns-repeated="15"/>
          <table:table-cell office:value-type="float" office:value="74" calcext:value-type="float">
            <text:p>74</text:p>
          </table:table-cell>
          <table:table-cell table:style-name="ce2" table:formula="of:=[.Q74]-[.U74]" office:value-type="float" office:value="-734114.145675311" calcext:value-type="float">
            <text:p>-734114.145675311</text:p>
          </table:table-cell>
          <table:table-cell table:formula="of:=[.Q75]*[.$H$2]" office:value-type="float" office:value="-12479.9404764803" calcext:value-type="float">
            <text:p>-12479.9404764803</text:p>
          </table:table-cell>
          <table:table-cell table:formula="of:=[.R75]/12" office:value-type="float" office:value="-1039.99503970669" calcext:value-type="float">
            <text:p>-1039.99503970669</text:p>
          </table:table-cell>
          <table:table-cell table:formula="of:=[.$B$4]-[.S75]" office:value-type="float" office:value="1681.18551589717" calcext:value-type="float">
            <text:p>1681.18551589717</text:p>
          </table:table-cell>
          <table:table-cell table:formula="of:=[.T75]*12" office:value-type="float" office:value="20174.226190766" calcext:value-type="float">
            <text:p>20174.226190766</text:p>
          </table:table-cell>
        </table:table-row>
        <table:table-row table:style-name="ro1">
          <table:table-cell table:number-columns-repeated="15"/>
          <table:table-cell office:value-type="float" office:value="75" calcext:value-type="float">
            <text:p>75</text:p>
          </table:table-cell>
          <table:table-cell table:style-name="ce2" table:formula="of:=[.Q75]-[.U75]" office:value-type="float" office:value="-754288.371866077" calcext:value-type="float">
            <text:p>-754288.371866077</text:p>
          </table:table-cell>
          <table:table-cell table:formula="of:=[.Q76]*[.$H$2]" office:value-type="float" office:value="-12822.9023217233" calcext:value-type="float">
            <text:p>-12822.9023217233</text:p>
          </table:table-cell>
          <table:table-cell table:formula="of:=[.R76]/12" office:value-type="float" office:value="-1068.57519347694" calcext:value-type="float">
            <text:p>-1068.57519347694</text:p>
          </table:table-cell>
          <table:table-cell table:formula="of:=[.$B$4]-[.S76]" office:value-type="float" office:value="1709.76566966742" calcext:value-type="float">
            <text:p>1709.76566966742</text:p>
          </table:table-cell>
          <table:table-cell table:formula="of:=[.T76]*12" office:value-type="float" office:value="20517.188036009" calcext:value-type="float">
            <text:p>20517.188036009</text:p>
          </table:table-cell>
        </table:table-row>
        <table:table-row table:style-name="ro1">
          <table:table-cell table:number-columns-repeated="15"/>
          <table:table-cell office:value-type="float" office:value="76" calcext:value-type="float">
            <text:p>76</text:p>
          </table:table-cell>
          <table:table-cell table:style-name="ce2" table:formula="of:=[.Q76]-[.U76]" office:value-type="float" office:value="-774805.559902086" calcext:value-type="float">
            <text:p>-774805.559902086</text:p>
          </table:table-cell>
          <table:table-cell table:formula="of:=[.Q77]*[.$H$2]" office:value-type="float" office:value="-13171.6945183355" calcext:value-type="float">
            <text:p>-13171.6945183355</text:p>
          </table:table-cell>
          <table:table-cell table:formula="of:=[.R77]/12" office:value-type="float" office:value="-1097.64120986129" calcext:value-type="float">
            <text:p>-1097.64120986129</text:p>
          </table:table-cell>
          <table:table-cell table:formula="of:=[.$B$4]-[.S77]" office:value-type="float" office:value="1738.83168605176" calcext:value-type="float">
            <text:p>1738.83168605176</text:p>
          </table:table-cell>
          <table:table-cell table:formula="of:=[.T77]*12" office:value-type="float" office:value="20865.9802326212" calcext:value-type="float">
            <text:p>20865.9802326212</text:p>
          </table:table-cell>
        </table:table-row>
        <table:table-row table:style-name="ro1">
          <table:table-cell table:number-columns-repeated="15"/>
          <table:table-cell office:value-type="float" office:value="77" calcext:value-type="float">
            <text:p>77</text:p>
          </table:table-cell>
          <table:table-cell table:style-name="ce2" table:formula="of:=[.Q77]-[.U77]" office:value-type="float" office:value="-795671.540134707" calcext:value-type="float">
            <text:p>-795671.540134707</text:p>
          </table:table-cell>
          <table:table-cell table:formula="of:=[.Q78]*[.$H$2]" office:value-type="float" office:value="-13526.41618229" calcext:value-type="float">
            <text:p>-13526.41618229</text:p>
          </table:table-cell>
          <table:table-cell table:formula="of:=[.R78]/12" office:value-type="float" office:value="-1127.20134852417" calcext:value-type="float">
            <text:p>-1127.20134852417</text:p>
          </table:table-cell>
          <table:table-cell table:formula="of:=[.$B$4]-[.S78]" office:value-type="float" office:value="1768.39182471464" calcext:value-type="float">
            <text:p>1768.39182471464</text:p>
          </table:table-cell>
          <table:table-cell table:formula="of:=[.T78]*12" office:value-type="float" office:value="21220.7018965757" calcext:value-type="float">
            <text:p>21220.7018965757</text:p>
          </table:table-cell>
        </table:table-row>
        <table:table-row table:style-name="ro1">
          <table:table-cell table:number-columns-repeated="15"/>
          <table:table-cell office:value-type="float" office:value="78" calcext:value-type="float">
            <text:p>78</text:p>
          </table:table-cell>
          <table:table-cell table:style-name="ce2" table:formula="of:=[.Q78]-[.U78]" office:value-type="float" office:value="-816892.242031283" calcext:value-type="float">
            <text:p>-816892.242031283</text:p>
          </table:table-cell>
          <table:table-cell table:formula="of:=[.Q79]*[.$H$2]" office:value-type="float" office:value="-13887.1681145318" calcext:value-type="float">
            <text:p>-13887.1681145318</text:p>
          </table:table-cell>
          <table:table-cell table:formula="of:=[.R79]/12" office:value-type="float" office:value="-1157.26400954432" calcext:value-type="float">
            <text:p>-1157.26400954432</text:p>
          </table:table-cell>
          <table:table-cell table:formula="of:=[.$B$4]-[.S79]" office:value-type="float" office:value="1798.45448573479" calcext:value-type="float">
            <text:p>1798.45448573479</text:p>
          </table:table-cell>
          <table:table-cell table:formula="of:=[.T79]*12" office:value-type="float" office:value="21581.4538288175" calcext:value-type="float">
            <text:p>21581.4538288175</text:p>
          </table:table-cell>
        </table:table-row>
        <table:table-row table:style-name="ro1">
          <table:table-cell table:number-columns-repeated="15"/>
          <table:table-cell office:value-type="float" office:value="79" calcext:value-type="float">
            <text:p>79</text:p>
          </table:table-cell>
          <table:table-cell table:style-name="ce2" table:formula="of:=[.Q79]-[.U79]" office:value-type="float" office:value="-838473.6958601" calcext:value-type="float">
            <text:p>-838473.6958601</text:p>
          </table:table-cell>
          <table:table-cell table:formula="of:=[.Q80]*[.$H$2]" office:value-type="float" office:value="-14254.0528296217" calcext:value-type="float">
            <text:p>-14254.0528296217</text:p>
          </table:table-cell>
          <table:table-cell table:formula="of:=[.R80]/12" office:value-type="float" office:value="-1187.83773580181" calcext:value-type="float">
            <text:p>-1187.83773580181</text:p>
          </table:table-cell>
          <table:table-cell table:formula="of:=[.$B$4]-[.S80]" office:value-type="float" office:value="1829.02821199228" calcext:value-type="float">
            <text:p>1829.02821199228</text:p>
          </table:table-cell>
          <table:table-cell table:formula="of:=[.T80]*12" office:value-type="float" office:value="21948.3385439074" calcext:value-type="float">
            <text:p>21948.3385439074</text:p>
          </table:table-cell>
        </table:table-row>
        <table:table-row table:style-name="ro1">
          <table:table-cell table:number-columns-repeated="15"/>
          <table:table-cell office:value-type="float" office:value="80" calcext:value-type="float">
            <text:p>80</text:p>
          </table:table-cell>
          <table:table-cell table:style-name="ce2" table:formula="of:=[.Q80]-[.U80]" office:value-type="float" office:value="-860422.034404008" calcext:value-type="float">
            <text:p>-860422.034404008</text:p>
          </table:table-cell>
          <table:table-cell table:formula="of:=[.Q81]*[.$H$2]" office:value-type="float" office:value="-14627.1745848681" calcext:value-type="float">
            <text:p>-14627.1745848681</text:p>
          </table:table-cell>
          <table:table-cell table:formula="of:=[.R81]/12" office:value-type="float" office:value="-1218.93121540568" calcext:value-type="float">
            <text:p>-1218.93121540568</text:p>
          </table:table-cell>
          <table:table-cell table:formula="of:=[.$B$4]-[.S81]" office:value-type="float" office:value="1860.12169159615" calcext:value-type="float">
            <text:p>1860.12169159615</text:p>
          </table:table-cell>
          <table:table-cell table:formula="of:=[.T81]*12" office:value-type="float" office:value="22321.4602991538" calcext:value-type="float">
            <text:p>22321.4602991538</text:p>
          </table:table-cell>
        </table:table-row>
        <table:table-row table:style-name="ro1">
          <table:table-cell table:number-columns-repeated="15"/>
          <table:table-cell office:value-type="float" office:value="81" calcext:value-type="float">
            <text:p>81</text:p>
          </table:table-cell>
          <table:table-cell table:style-name="ce2" table:formula="of:=[.Q81]-[.U81]" office:value-type="float" office:value="-882743.494703161" calcext:value-type="float">
            <text:p>-882743.494703161</text:p>
          </table:table-cell>
          <table:table-cell table:formula="of:=[.Q82]*[.$H$2]" office:value-type="float" office:value="-15006.6394099537" calcext:value-type="float">
            <text:p>-15006.6394099537</text:p>
          </table:table-cell>
          <table:table-cell table:formula="of:=[.R82]/12" office:value-type="float" office:value="-1250.55328416281" calcext:value-type="float">
            <text:p>-1250.55328416281</text:p>
          </table:table-cell>
          <table:table-cell table:formula="of:=[.$B$4]-[.S82]" office:value-type="float" office:value="1891.74376035329" calcext:value-type="float">
            <text:p>1891.74376035329</text:p>
          </table:table-cell>
          <table:table-cell table:formula="of:=[.T82]*12" office:value-type="float" office:value="22700.9251242395" calcext:value-type="float">
            <text:p>22700.9251242395</text:p>
          </table:table-cell>
        </table:table-row>
        <table:table-row table:style-name="ro1">
          <table:table-cell table:number-columns-repeated="15"/>
          <table:table-cell office:value-type="float" office:value="82" calcext:value-type="float">
            <text:p>82</text:p>
          </table:table-cell>
          <table:table-cell table:style-name="ce2" table:formula="of:=[.Q82]-[.U82]" office:value-type="float" office:value="-905444.419827401" calcext:value-type="float">
            <text:p>-905444.419827401</text:p>
          </table:table-cell>
          <table:table-cell table:formula="of:=[.Q83]*[.$H$2]" office:value-type="float" office:value="-15392.5551370658" calcext:value-type="float">
            <text:p>-15392.5551370658</text:p>
          </table:table-cell>
          <table:table-cell table:formula="of:=[.R83]/12" office:value-type="float" office:value="-1282.71292808882" calcext:value-type="float">
            <text:p>-1282.71292808882</text:p>
          </table:table-cell>
          <table:table-cell table:formula="of:=[.$B$4]-[.S83]" office:value-type="float" office:value="1923.90340427929" calcext:value-type="float">
            <text:p>1923.90340427929</text:p>
          </table:table-cell>
          <table:table-cell table:formula="of:=[.T83]*12" office:value-type="float" office:value="23086.8408513515" calcext:value-type="float">
            <text:p>23086.8408513515</text:p>
          </table:table-cell>
        </table:table-row>
        <table:table-row table:style-name="ro1">
          <table:table-cell table:number-columns-repeated="15"/>
          <table:table-cell office:value-type="float" office:value="83" calcext:value-type="float">
            <text:p>83</text:p>
          </table:table-cell>
          <table:table-cell table:style-name="ce2" table:formula="of:=[.Q83]-[.U83]" office:value-type="float" office:value="-928531.260678752" calcext:value-type="float">
            <text:p>-928531.260678752</text:p>
          </table:table-cell>
          <table:table-cell table:formula="of:=[.Q84]*[.$H$2]" office:value-type="float" office:value="-15785.0314315388" calcext:value-type="float">
            <text:p>-15785.0314315388</text:p>
          </table:table-cell>
          <table:table-cell table:formula="of:=[.R84]/12" office:value-type="float" office:value="-1315.41928596157" calcext:value-type="float">
            <text:p>-1315.41928596157</text:p>
          </table:table-cell>
          <table:table-cell table:formula="of:=[.$B$4]-[.S84]" office:value-type="float" office:value="1956.60976215204" calcext:value-type="float">
            <text:p>1956.60976215204</text:p>
          </table:table-cell>
          <table:table-cell table:formula="of:=[.T84]*12" office:value-type="float" office:value="23479.3171458245" calcext:value-type="float">
            <text:p>23479.3171458245</text:p>
          </table:table-cell>
        </table:table-row>
        <table:table-row table:style-name="ro1">
          <table:table-cell table:number-columns-repeated="15"/>
          <table:table-cell office:value-type="float" office:value="84" calcext:value-type="float">
            <text:p>84</text:p>
          </table:table-cell>
          <table:table-cell table:style-name="ce2" table:formula="of:=[.Q84]-[.U84]" office:value-type="float" office:value="-952010.577824577" calcext:value-type="float">
            <text:p>-952010.577824577</text:p>
          </table:table-cell>
          <table:table-cell table:formula="of:=[.Q85]*[.$H$2]" office:value-type="float" office:value="-16184.1798230178" calcext:value-type="float">
            <text:p>-16184.1798230178</text:p>
          </table:table-cell>
          <table:table-cell table:formula="of:=[.R85]/12" office:value-type="float" office:value="-1348.68165191815" calcext:value-type="float">
            <text:p>-1348.68165191815</text:p>
          </table:table-cell>
          <table:table-cell table:formula="of:=[.$B$4]-[.S85]" office:value-type="float" office:value="1989.87212810863" calcext:value-type="float">
            <text:p>1989.87212810863</text:p>
          </table:table-cell>
          <table:table-cell table:formula="of:=[.T85]*12" office:value-type="float" office:value="23878.4655373035" calcext:value-type="float">
            <text:p>23878.4655373035</text:p>
          </table:table-cell>
        </table:table-row>
        <table:table-row table:style-name="ro1">
          <table:table-cell table:number-columns-repeated="15"/>
          <table:table-cell office:value-type="float" office:value="85" calcext:value-type="float">
            <text:p>85</text:p>
          </table:table-cell>
          <table:table-cell table:style-name="ce2" table:formula="of:=[.Q85]-[.U85]" office:value-type="float" office:value="-975889.04336188" calcext:value-type="float">
            <text:p>-975889.04336188</text:p>
          </table:table-cell>
          <table:table-cell table:formula="of:=[.Q86]*[.$H$2]" office:value-type="float" office:value="-16590.113737152" calcext:value-type="float">
            <text:p>-16590.113737152</text:p>
          </table:table-cell>
          <table:table-cell table:formula="of:=[.R86]/12" office:value-type="float" office:value="-1382.509478096" calcext:value-type="float">
            <text:p>-1382.509478096</text:p>
          </table:table-cell>
          <table:table-cell table:formula="of:=[.$B$4]-[.S86]" office:value-type="float" office:value="2023.69995428647" calcext:value-type="float">
            <text:p>2023.69995428647</text:p>
          </table:table-cell>
          <table:table-cell table:formula="of:=[.T86]*12" office:value-type="float" office:value="24284.3994514377" calcext:value-type="float">
            <text:p>24284.3994514377</text:p>
          </table:table-cell>
        </table:table-row>
        <table:table-row table:style-name="ro1">
          <table:table-cell table:number-columns-repeated="15"/>
          <table:table-cell office:value-type="float" office:value="86" calcext:value-type="float">
            <text:p>86</text:p>
          </table:table-cell>
          <table:table-cell table:style-name="ce2" table:formula="of:=[.Q86]-[.U86]" office:value-type="float" office:value="-1000173.44281332" calcext:value-type="float">
            <text:p>-1000173.44281332</text:p>
          </table:table-cell>
          <table:table-cell table:formula="of:=[.Q87]*[.$H$2]" office:value-type="float" office:value="-17002.9485278264" calcext:value-type="float">
            <text:p>-17002.9485278264</text:p>
          </table:table-cell>
          <table:table-cell table:formula="of:=[.R87]/12" office:value-type="float" office:value="-1416.91237731887" calcext:value-type="float">
            <text:p>-1416.91237731887</text:p>
          </table:table-cell>
          <table:table-cell table:formula="of:=[.$B$4]-[.S87]" office:value-type="float" office:value="2058.10285350934" calcext:value-type="float">
            <text:p>2058.10285350934</text:p>
          </table:table-cell>
          <table:table-cell table:formula="of:=[.T87]*12" office:value-type="float" office:value="24697.2342421121" calcext:value-type="float">
            <text:p>24697.2342421121</text:p>
          </table:table-cell>
        </table:table-row>
        <table:table-row table:style-name="ro1" table:number-rows-repeated="1048488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Sheet1.J32:Sheet1.J1048576">
            <calcext:condition calcext:apply-style-name="Error" calcext:value="&lt;0" calcext:base-cell-address="Sheet1.J32"/>
          </calcext:conditional-format>
          <calcext:conditional-format calcext:target-range-address="Sheet1.Q1:Sheet1.Q87">
            <calcext:condition calcext:apply-style-name="Error" calcext:value="&lt;0" calcext:base-cell-address="Sheet1.Q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/00/0000</text:date>, <text:time style:data-style-name="N2" text:time-value="18:32:48.385634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21:40:28.040713495</meta:creation-date>
    <dc:date>2019-01-19T19:45:55.377786892</dc:date>
    <meta:editing-duration>PT32M45S</meta:editing-duration>
    <meta:editing-cycles>5</meta:editing-cycles>
    <meta:generator>LibreOffice/6.0.7.3$Linux_X86_64 LibreOffice_project/00m0$Build-3</meta:generator>
    <meta:document-statistic meta:table-count="1" meta:cell-count="839" meta:object-count="0"/>
  </office:meta>
</office:document-meta>
</file>